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.B1" style:family="table-cell">
      <style:table-cell-properties fo:padding="0.097cm" fo:border="0.25pt solid #000000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.B1" style:family="table-cell">
      <style:table-cell-properties fo:padding="0.097cm" fo:border="0.25pt solid #000000" style:writing-mode="lr-tb"/>
    </style:style>
    <style:style style:name="Tabel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.B1" style:family="table-cell">
      <style:table-cell-properties fo:padding="0.097cm" fo:border="0.25pt solid #000000" style:writing-mode="lr-tb"/>
    </style:style>
    <style:style style:name="Tabel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4.B1" style:family="table-cell">
      <style:table-cell-properties fo:padding="0.097cm" fo:border="0.25pt solid #000000" style:writing-mode="lr-tb"/>
    </style:style>
    <style:style style:name="Tabella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5.B1" style:family="table-cell">
      <style:table-cell-properties fo:padding="0.097cm" fo:border="0.25pt solid #000000" style:writing-mode="lr-tb"/>
    </style:style>
    <style:style style:name="Tabel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7.B1" style:family="table-cell">
      <style:table-cell-properties fo:padding="0.097cm" fo:border="0.25pt solid #000000" style:writing-mode="lr-tb"/>
    </style:style>
    <style:style style:name="Tabella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8.B1" style:family="table-cell">
      <style:table-cell-properties fo:padding="0.097cm" fo:border="0.25pt solid #000000" style:writing-mode="lr-tb"/>
    </style:style>
    <style:style style:name="Tabella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9.B1" style:family="table-cell">
      <style:table-cell-properties fo:padding="0.097cm" fo:border="0.25pt solid #000000" style:writing-mode="lr-tb"/>
    </style:style>
    <style:style style:name="Tabella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9.3" style:family="table-row">
      <style:table-row-properties style:min-row-height="2.021cm" style:use-optimal-row-height="false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3" style:family="table-row">
      <style:table-row-properties style:min-row-height="2.021cm" style:use-optimal-row-height="false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1.B1" style:family="table-cell">
      <style:table-cell-properties fo:padding="0.097cm" fo:border="0.25pt solid #000000" style:writing-mode="lr-tb"/>
    </style:style>
    <style:style style:name="Tabella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1.3" style:family="table-row">
      <style:table-row-properties style:min-row-height="2.021cm" style:use-optimal-row-height="false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2.B1" style:family="table-cell">
      <style:table-cell-properties fo:padding="0.097cm" fo:border="0.25pt solid #000000" style:writing-mode="lr-tb"/>
    </style:style>
    <style:style style:name="Tabella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2.3" style:family="table-row">
      <style:table-row-properties style:min-row-height="1.326cm" style:use-optimal-row-height="false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3" style:family="table-row">
      <style:table-row-properties style:min-row-height="1.326cm" style:use-optimal-row-height="false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.3" style:family="table-row">
      <style:table-row-properties style:min-row-height="1.326cm" style:use-optimal-row-height="false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.3" style:family="table-row">
      <style:table-row-properties style:min-row-height="1.326cm" style:use-optimal-row-height="false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3" style:family="table-row">
      <style:table-row-properties style:min-row-height="1.326cm" style:use-optimal-row-height="false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3" style:family="table-row">
      <style:table-row-properties style:min-row-height="1.326cm" style:use-optimal-row-height="false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9.B1" style:family="table-cell">
      <style:table-cell-properties fo:padding="0.097cm" fo:border="0.25pt solid #000000" style:writing-mode="lr-tb"/>
    </style:style>
    <style:style style:name="Tabella1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9.3" style:family="table-row">
      <style:table-row-properties style:min-row-height="1.326cm" style:use-optimal-row-height="false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0.B1" style:family="table-cell">
      <style:table-cell-properties fo:padding="0.097cm" fo:border="0.25pt solid #000000" style:writing-mode="lr-tb"/>
    </style:style>
    <style:style style:name="Tabella2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0.3" style:family="table-row">
      <style:table-row-properties style:min-row-height="1.326cm" style:use-optimal-row-height="false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1.B1" style:family="table-cell">
      <style:table-cell-properties fo:padding="0.097cm" fo:border="0.25pt solid #000000" style:writing-mode="lr-tb"/>
    </style:style>
    <style:style style:name="Tabella2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1.3" style:family="table-row">
      <style:table-row-properties style:min-row-height="1.326cm" style:use-optimal-row-height="false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2.B1" style:family="table-cell">
      <style:table-cell-properties fo:padding="0.097cm" fo:border="0.25pt solid #000000" style:writing-mode="lr-tb"/>
    </style:style>
    <style:style style:name="Tabella2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2.3" style:family="table-row">
      <style:table-row-properties style:min-row-height="1.326cm" style:use-optimal-row-height="false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3.B1" style:family="table-cell">
      <style:table-cell-properties fo:padding="0.097cm" fo:border="0.25pt solid #000000" style:writing-mode="lr-tb"/>
    </style:style>
    <style:style style:name="Tabella2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3.3" style:family="table-row">
      <style:table-row-properties style:min-row-height="1.326cm" style:use-optimal-row-height="false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4.B1" style:family="table-cell">
      <style:table-cell-properties fo:padding="0.097cm" fo:border="0.25pt solid #000000" style:writing-mode="lr-tb"/>
    </style:style>
    <style:style style:name="Tabella2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4.3" style:family="table-row">
      <style:table-row-properties style:min-row-height="1.326cm" style:use-optimal-row-height="false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5.B1" style:family="table-cell">
      <style:table-cell-properties fo:padding="0.097cm" fo:border="0.25pt solid #000000" style:writing-mode="lr-tb"/>
    </style:style>
    <style:style style:name="Tabella2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5.3" style:family="table-row">
      <style:table-row-properties style:min-row-height="1.326cm" style:use-optimal-row-height="false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6.B1" style:family="table-cell">
      <style:table-cell-properties fo:padding="0.097cm" fo:border="0.25pt solid #000000" style:writing-mode="lr-tb"/>
    </style:style>
    <style:style style:name="Tabella2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7.B1" style:family="table-cell">
      <style:table-cell-properties fo:padding="0.097cm" fo:border="0.25pt solid #000000" style:writing-mode="lr-tb"/>
    </style:style>
    <style:style style:name="Tabella2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8.B1" style:family="table-cell">
      <style:table-cell-properties fo:padding="0.097cm" fo:border="0.25pt solid #000000" style:writing-mode="lr-tb"/>
    </style:style>
    <style:style style:name="Tabella2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8.3" style:family="table-row">
      <style:table-row-properties style:min-row-height="1.326cm" style:use-optimal-row-height="false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9.B1" style:family="table-cell">
      <style:table-cell-properties fo:padding="0.097cm" fo:border="0.25pt solid #000000" style:writing-mode="lr-tb"/>
    </style:style>
    <style:style style:name="Tabella2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9.3" style:family="table-row">
      <style:table-row-properties style:min-row-height="2.021cm" style:use-optimal-row-height="false"/>
    </style:style>
    <style:style style:name="Tabella30" style:family="table">
      <style:table-properties style:width="16.933cm" fo:margin-left="0.056cm" table:align="left"/>
    </style:style>
    <style:style style:name="Tabella30.A" style:family="table-column">
      <style:table-column-properties style:column-width="8.437cm"/>
    </style:style>
    <style:style style:name="Tabella30.B" style:family="table-column">
      <style:table-column-properties style:column-width="8.497cm"/>
    </style:style>
    <style:style style:name="Tabella3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0.B1" style:family="table-cell">
      <style:table-cell-properties fo:padding="0.097cm" fo:border="0.25pt solid #000000" style:writing-mode="lr-tb"/>
    </style:style>
    <style:style style:name="Tabella3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0.3" style:family="table-row">
      <style:table-row-properties style:min-row-height="2.021cm" style:use-optimal-row-height="false"/>
    </style:style>
    <style:style style:name="Tabella31" style:family="table">
      <style:table-properties style:width="16.933cm" fo:margin-left="0.056cm" table:align="left"/>
    </style:style>
    <style:style style:name="Tabella31.A" style:family="table-column">
      <style:table-column-properties style:column-width="8.437cm"/>
    </style:style>
    <style:style style:name="Tabella31.B" style:family="table-column">
      <style:table-column-properties style:column-width="8.497cm"/>
    </style:style>
    <style:style style:name="Tabella3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1.B1" style:family="table-cell">
      <style:table-cell-properties fo:padding="0.097cm" fo:border="0.25pt solid #000000" style:writing-mode="lr-tb"/>
    </style:style>
    <style:style style:name="Tabella3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1.3" style:family="table-row">
      <style:table-row-properties style:min-row-height="2.021cm" style:use-optimal-row-height="false"/>
    </style:style>
    <style:style style:name="Tabella32" style:family="table">
      <style:table-properties style:width="16.933cm" fo:margin-left="0.056cm" table:align="left"/>
    </style:style>
    <style:style style:name="Tabella32.A" style:family="table-column">
      <style:table-column-properties style:column-width="8.437cm"/>
    </style:style>
    <style:style style:name="Tabella32.B" style:family="table-column">
      <style:table-column-properties style:column-width="8.497cm"/>
    </style:style>
    <style:style style:name="Tabella3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2.B1" style:family="table-cell">
      <style:table-cell-properties fo:padding="0.097cm" fo:border="0.25pt solid #000000" style:writing-mode="lr-tb"/>
    </style:style>
    <style:style style:name="Tabella3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2.3" style:family="table-row">
      <style:table-row-properties style:min-row-height="2.021cm" style:use-optimal-row-height="false"/>
    </style:style>
    <style:style style:name="Tabella33" style:family="table">
      <style:table-properties style:width="16.933cm" fo:margin-left="0.056cm" table:align="left"/>
    </style:style>
    <style:style style:name="Tabella33.A" style:family="table-column">
      <style:table-column-properties style:column-width="8.437cm"/>
    </style:style>
    <style:style style:name="Tabella33.B" style:family="table-column">
      <style:table-column-properties style:column-width="8.497cm"/>
    </style:style>
    <style:style style:name="Tabella3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3.B1" style:family="table-cell">
      <style:table-cell-properties fo:padding="0.097cm" fo:border="0.25pt solid #000000" style:writing-mode="lr-tb"/>
    </style:style>
    <style:style style:name="Tabella3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4" style:family="table">
      <style:table-properties style:width="16.933cm" fo:margin-left="0.056cm" table:align="left"/>
    </style:style>
    <style:style style:name="Tabella34.A" style:family="table-column">
      <style:table-column-properties style:column-width="8.437cm"/>
    </style:style>
    <style:style style:name="Tabella34.B" style:family="table-column">
      <style:table-column-properties style:column-width="8.497cm"/>
    </style:style>
    <style:style style:name="Tabella3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4.B1" style:family="table-cell">
      <style:table-cell-properties fo:padding="0.097cm" fo:border="0.25pt solid #000000" style:writing-mode="lr-tb"/>
    </style:style>
    <style:style style:name="Tabella3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5" style:family="table">
      <style:table-properties style:width="16.933cm" fo:margin-left="0.056cm" table:align="left"/>
    </style:style>
    <style:style style:name="Tabella35.A" style:family="table-column">
      <style:table-column-properties style:column-width="8.437cm"/>
    </style:style>
    <style:style style:name="Tabella35.B" style:family="table-column">
      <style:table-column-properties style:column-width="8.497cm"/>
    </style:style>
    <style:style style:name="Tabella3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5.B1" style:family="table-cell">
      <style:table-cell-properties fo:padding="0.097cm" fo:border="0.25pt solid #000000" style:writing-mode="lr-tb"/>
    </style:style>
    <style:style style:name="Tabella3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6" style:family="table">
      <style:table-properties style:width="16.933cm" fo:margin-left="0.056cm" table:align="left"/>
    </style:style>
    <style:style style:name="Tabella36.A" style:family="table-column">
      <style:table-column-properties style:column-width="8.437cm"/>
    </style:style>
    <style:style style:name="Tabella36.B" style:family="table-column">
      <style:table-column-properties style:column-width="8.497cm"/>
    </style:style>
    <style:style style:name="Tabella3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6.B1" style:family="table-cell">
      <style:table-cell-properties fo:padding="0.097cm" fo:border="0.25pt solid #000000" style:writing-mode="lr-tb"/>
    </style:style>
    <style:style style:name="Tabella3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0f020b" officeooo:paragraph-rsid="000f020b" style:font-weight-asian="bold" style:font-weight-complex="bold"/>
    </style:style>
    <style:style style:name="P3" style:family="paragraph" style:parent-style-name="Table_20_Contents">
      <style:text-properties officeooo:paragraph-rsid="000f020b"/>
    </style:style>
    <style:style style:name="P4" style:family="paragraph" style:parent-style-name="Standard">
      <style:text-properties officeooo:paragraph-rsid="000f020b"/>
    </style:style>
    <style:style style:name="P5" style:family="paragraph" style:parent-style-name="Text_20_body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officeooo:rsid="000f0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ECIFICA DEI REQUISITI</text:p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Nome</text:p>
          </table:table-cell>
          <table:table-cell table:style-name="Tabella1.B1" office:value-type="string">
            <text:p text:style-name="P1">Login</text:p>
          </table:table-cell>
        </table:table-row>
        <table:table-row>
          <table:table-cell table:style-name="Tabella1.A2" office:value-type="string">
            <text:p text:style-name="Table_20_Contents">Codice</text:p>
          </table:table-cell>
          <table:table-cell table:style-name="Tabella1.B2" office:value-type="string">
            <text:p text:style-name="Table_20_Contents">SR01</text:p>
          </table:table-cell>
        </table:table-row>
        <table:table-row>
          <table:table-cell table:style-name="Tabella1.A2" office:value-type="string">
            <text:p text:style-name="Table_20_Contents">Funzionalità</text:p>
          </table:table-cell>
          <table:table-cell table:style-name="Tabella1.B2" office:value-type="string">
            <text:p text:style-name="Table_20_Contents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Table_20_Contents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Table_20_Contents">Utente non loggato</text:p>
          </table:table-cell>
        </table:table-row>
        <table:table-row>
          <table:table-cell table:style-name="Tabella1.A2" office:value-type="string">
            <text:p text:style-name="Table_20_Contents">Priorità</text:p>
          </table:table-cell>
          <table:table-cell table:style-name="Tabella1.B2" office:value-type="string">
            <text:p text:style-name="Table_20_Contents">100/100</text:p>
          </table:table-cell>
        </table:table-row>
        <table:table-row>
          <table:table-cell table:style-name="Tabella1.A2" office:value-type="string">
            <text:p text:style-name="Table_20_Contents">Stato</text:p>
          </table:table-cell>
          <table:table-cell table:style-name="Tabella1.B2" office:value-type="string">
            <text:p text:style-name="Table_20_Contents">Implementato</text:p>
          </table:table-cell>
        </table:table-row>
        <table:table-row>
          <table:table-cell table:style-name="Tabella1.A2" office:value-type="string">
            <text:p text:style-name="Table_20_Contents">Parola chiave</text:p>
          </table:table-cell>
          <table:table-cell table:style-name="Tabella1.B2" office:value-type="string">
            <text:p text:style-name="Table_20_Contents">Must 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Nome</text:p>
          </table:table-cell>
          <table:table-cell table:style-name="Tabella2.B1" office:value-type="string">
            <text:p text:style-name="P1">Logout</text:p>
          </table:table-cell>
        </table:table-row>
        <table:table-row>
          <table:table-cell table:style-name="Tabella2.A2" office:value-type="string">
            <text:p text:style-name="Table_20_Contents">Codice</text:p>
          </table:table-cell>
          <table:table-cell table:style-name="Tabella2.B2" office:value-type="string">
            <text:p text:style-name="Table_20_Contents">SR02</text:p>
          </table:table-cell>
        </table:table-row>
        <table:table-row>
          <table:table-cell table:style-name="Tabella2.A2" office:value-type="string">
            <text:p text:style-name="Table_20_Contents">Funzionalità</text:p>
          </table:table-cell>
          <table:table-cell table:style-name="Tabella2.B2" office:value-type="string">
            <text:p text:style-name="Table_20_Contents">Consente ad un utente di uscire dal sistema.</text:p>
          </table:table-cell>
        </table:table-row>
        <table:table-row>
          <table:table-cell table:style-name="Tabella2.A2" office:value-type="string">
            <text:p text:style-name="Table_20_Contents">Origine (stakeholder)</text:p>
          </table:table-cell>
          <table:table-cell table:style-name="Tabella2.B2" office:value-type="string">
            <text:p text:style-name="Table_20_Contents">Utente loggato, Utente amministratore loggato</text:p>
          </table:table-cell>
        </table:table-row>
        <table:table-row>
          <table:table-cell table:style-name="Tabella2.A2" office:value-type="string">
            <text:p text:style-name="Table_20_Contents">Priorità</text:p>
          </table:table-cell>
          <table:table-cell table:style-name="Tabella2.B2" office:value-type="string">
            <text:p text:style-name="Table_20_Contents">75/100</text:p>
          </table:table-cell>
        </table:table-row>
        <table:table-row>
          <table:table-cell table:style-name="Tabella2.A2" office:value-type="string">
            <text:p text:style-name="Table_20_Contents">Stato</text:p>
          </table:table-cell>
          <table:table-cell table:style-name="Tabella2.B2" office:value-type="string">
            <text:p text:style-name="Table_20_Contents">Implementato</text:p>
          </table:table-cell>
        </table:table-row>
        <table:table-row>
          <table:table-cell table:style-name="Tabella2.A2" office:value-type="string">
            <text:p text:style-name="Table_20_Contents">Parola chiave</text:p>
          </table:table-cell>
          <table:table-cell table:style-name="Tabella2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Nome</text:p>
          </table:table-cell>
          <table:table-cell table:style-name="Tabella3.B1" office:value-type="string">
            <text:p text:style-name="P1">Modifica profilo utente</text:p>
          </table:table-cell>
        </table:table-row>
        <table:table-row>
          <table:table-cell table:style-name="Tabella3.A2" office:value-type="string">
            <text:p text:style-name="Table_20_Contents">Codice</text:p>
          </table:table-cell>
          <table:table-cell table:style-name="Tabella3.B2" office:value-type="string">
            <text:p text:style-name="Table_20_Contents">SR03</text:p>
          </table:table-cell>
        </table:table-row>
        <table:table-row>
          <table:table-cell table:style-name="Tabella3.A2" office:value-type="string">
            <text:p text:style-name="Table_20_Contents">Funzionalità</text:p>
          </table:table-cell>
          <table:table-cell table:style-name="Tabella3.B2" office:value-type="string">
            <text:p text:style-name="Table_20_Contents">Consente <text:s/>un utente registrato nel sistema di modificare le proprie credenziali.</text:p>
          </table:table-cell>
        </table:table-row>
        <table:table-row>
          <table:table-cell table:style-name="Tabella3.A2" office:value-type="string">
            <text:p text:style-name="Table_20_Contents">Origine (stakeholder)</text:p>
          </table:table-cell>
          <table:table-cell table:style-name="Tabella3.B2" office:value-type="string">
            <text:p text:style-name="Table_20_Contents">Utente loggato</text:p>
          </table:table-cell>
        </table:table-row>
        <table:table-row>
          <table:table-cell table:style-name="Tabella3.A2" office:value-type="string">
            <text:p text:style-name="Table_20_Contents">Priorità</text:p>
          </table:table-cell>
          <table:table-cell table:style-name="Tabella3.B2" office:value-type="string">
            <text:p text:style-name="Table_20_Contents">50/100</text:p>
          </table:table-cell>
        </table:table-row>
        <table:table-row>
          <table:table-cell table:style-name="Tabella3.A2" office:value-type="string">
            <text:p text:style-name="Table_20_Contents">Stato</text:p>
          </table:table-cell>
          <table:table-cell table:style-name="Tabella3.B2" office:value-type="string">
            <text:p text:style-name="Table_20_Contents">Implementato (Web app)</text:p>
          </table:table-cell>
        </table:table-row>
        <table:table-row>
          <table:table-cell table:style-name="Tabella3.A2" office:value-type="string">
            <text:p text:style-name="Table_20_Contents">Parola chiave</text:p>
          </table:table-cell>
          <table:table-cell table:style-name="Tabella3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Table_20_Contents">Nome</text:p>
          </table:table-cell>
          <table:table-cell table:style-name="Tabella4.B1" office:value-type="string">
            <text:p text:style-name="P1">Elimina profilo Utente</text:p>
          </table:table-cell>
        </table:table-row>
        <table:table-row>
          <table:table-cell table:style-name="Tabella4.A2" office:value-type="string">
            <text:p text:style-name="Table_20_Contents">Codice</text:p>
          </table:table-cell>
          <table:table-cell table:style-name="Tabella4.B2" office:value-type="string">
            <text:p text:style-name="Table_20_Contents">SR04</text:p>
          </table:table-cell>
        </table:table-row>
        <table:table-row>
          <table:table-cell table:style-name="Tabella4.A2" office:value-type="string">
            <text:p text:style-name="Table_20_Contents">Funzionalità</text:p>
          </table:table-cell>
          <table:table-cell table:style-name="Tabella4.B2" office:value-type="string">
            <text:p text:style-name="Table_20_Contents">Consente <text:s/>ad un utente registrato nel sistema di eliminare il proprio profilo.</text:p>
          </table:table-cell>
        </table:table-row>
        <table:table-row>
          <table:table-cell table:style-name="Tabella4.A2" office:value-type="string">
            <text:p text:style-name="Table_20_Contents">Origine (stakeholder)</text:p>
          </table:table-cell>
          <table:table-cell table:style-name="Tabella4.B2" office:value-type="string">
            <text:p text:style-name="Table_20_Contents">Utente loggato</text:p>
          </table:table-cell>
        </table:table-row>
        <table:table-row>
          <table:table-cell table:style-name="Tabella4.A2" office:value-type="string">
            <text:p text:style-name="Table_20_Contents">Priorità</text:p>
          </table:table-cell>
          <table:table-cell table:style-name="Tabella4.B2" office:value-type="string">
            <text:p text:style-name="Table_20_Contents">50/100</text:p>
          </table:table-cell>
        </table:table-row>
        <table:table-row>
          <table:table-cell table:style-name="Tabella4.A2" office:value-type="string">
            <text:p text:style-name="Table_20_Contents">Stato</text:p>
          </table:table-cell>
          <table:table-cell table:style-name="Tabella4.B2" office:value-type="string">
            <text:p text:style-name="Table_20_Contents">Non implementato</text:p>
          </table:table-cell>
        </table:table-row>
        <table:table-row>
          <table:table-cell table:style-name="Tabella4.A2" office:value-type="string">
            <text:p text:style-name="Table_20_Contents">Parola chiave</text:p>
          </table:table-cell>
          <table:table-cell table:style-name="Tabella4.B2" office:value-type="string">
            <text:p text:style-name="Table_20_Contents">Must have</text:p>
          </table:table-cell>
        </table:table-row>
      </table:table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Nome</text:p>
          </table:table-cell>
          <table:table-cell table:style-name="Tabella5.B1" office:value-type="string">
            <text:p text:style-name="P1">Modifica profilo amministratore</text:p>
          </table:table-cell>
        </table:table-row>
        <table:table-row>
          <table:table-cell table:style-name="Tabella5.A2" office:value-type="string">
            <text:p text:style-name="Table_20_Contents">Codice</text:p>
          </table:table-cell>
          <table:table-cell table:style-name="Tabella5.B2" office:value-type="string">
            <text:p text:style-name="Table_20_Contents">SR05</text:p>
          </table:table-cell>
        </table:table-row>
        <table:table-row>
          <table:table-cell table:style-name="Tabella5.A2" office:value-type="string">
            <text:p text:style-name="Table_20_Contents">Funzionalità</text:p>
          </table:table-cell>
          <table:table-cell table:style-name="Tabella5.B2" office:value-type="string">
            <text:p text:style-name="Table_20_Contents">Consente ad un amministratore registrato nel sistema di modificare le proprie credenziali.</text:p>
          </table:table-cell>
        </table:table-row>
        <table:table-row>
          <table:table-cell table:style-name="Tabella5.A2" office:value-type="string">
            <text:p text:style-name="Table_20_Contents">Origine (stakeholder)</text:p>
          </table:table-cell>
          <table:table-cell table:style-name="Tabella5.B2" office:value-type="string">
            <text:p text:style-name="Table_20_Contents">Utente amministratore</text:p>
          </table:table-cell>
        </table:table-row>
        <table:table-row>
          <table:table-cell table:style-name="Tabella5.A2" office:value-type="string">
            <text:p text:style-name="Table_20_Contents">Priorità</text:p>
          </table:table-cell>
          <table:table-cell table:style-name="Tabella5.B2" office:value-type="string">
            <text:p text:style-name="Table_20_Contents">50/100</text:p>
          </table:table-cell>
        </table:table-row>
        <table:table-row>
          <table:table-cell table:style-name="Tabella5.A2" office:value-type="string">
            <text:p text:style-name="Table_20_Contents">Stato</text:p>
          </table:table-cell>
          <table:table-cell table:style-name="Tabella5.B2" office:value-type="string">
            <text:p text:style-name="Table_20_Contents">Implementato (Standalone app)</text:p>
          </table:table-cell>
        </table:table-row>
        <table:table-row>
          <table:table-cell table:style-name="Tabella5.A2" office:value-type="string">
            <text:p text:style-name="Table_20_Contents">Parola chiave</text:p>
          </table:table-cell>
          <table:table-cell table:style-name="Tabella5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Nome</text:p>
          </table:table-cell>
          <table:table-cell table:style-name="Tabella6.B1" office:value-type="string">
            <text:p text:style-name="P1">Elimina profilo amministratore</text:p>
          </table:table-cell>
        </table:table-row>
        <table:table-row>
          <table:table-cell table:style-name="Tabella6.A2" office:value-type="string">
            <text:p text:style-name="Table_20_Contents">Codice</text:p>
          </table:table-cell>
          <table:table-cell table:style-name="Tabella6.B2" office:value-type="string">
            <text:p text:style-name="Table_20_Contents">SR06</text:p>
          </table:table-cell>
        </table:table-row>
        <table:table-row>
          <table:table-cell table:style-name="Tabella6.A2" office:value-type="string">
            <text:p text:style-name="Table_20_Contents">Funzionalità</text:p>
          </table:table-cell>
          <table:table-cell table:style-name="Tabella6.B2" office:value-type="string">
            <text:p text:style-name="Table_20_Contents">Consente <text:s/>un amministratore registrato nel sistema di eliminare il proprio profilo.</text:p>
          </table:table-cell>
        </table:table-row>
        <table:table-row>
          <table:table-cell table:style-name="Tabella6.A2" office:value-type="string">
            <text:p text:style-name="Table_20_Contents"><text:bookmark-start text:name="__DdeLink__4922_1565811571"/>Origine (stakeholder)<text:bookmark-end text:name="__DdeLink__4922_1565811571"/></text:p>
          </table:table-cell>
          <table:table-cell table:style-name="Tabella6.B2" office:value-type="string">
            <text:p text:style-name="Table_20_Contents">Utente amministratore</text:p>
          </table:table-cell>
        </table:table-row>
        <table:table-row>
          <table:table-cell table:style-name="Tabella6.A2" office:value-type="string">
            <text:p text:style-name="Table_20_Contents">Priorità</text:p>
          </table:table-cell>
          <table:table-cell table:style-name="Tabella6.B2" office:value-type="string">
            <text:p text:style-name="Table_20_Contents">50/100</text:p>
          </table:table-cell>
        </table:table-row>
        <table:table-row>
          <table:table-cell table:style-name="Tabella6.A2" office:value-type="string">
            <text:p text:style-name="Table_20_Contents">Stato</text:p>
          </table:table-cell>
          <table:table-cell table:style-name="Tabella6.B2" office:value-type="string">
            <text:p text:style-name="Table_20_Contents">Non implementato</text:p>
          </table:table-cell>
        </table:table-row>
        <table:table-row>
          <table:table-cell table:style-name="Tabella6.A2" office:value-type="string">
            <text:p text:style-name="Table_20_Contents">Parola chiave</text:p>
          </table:table-cell>
          <table:table-cell table:style-name="Tabella6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Table_20_Contents">Nome</text:p>
          </table:table-cell>
          <table:table-cell table:style-name="Tabella7.B1" office:value-type="string">
            <text:p text:style-name="P1">Registrazione Utente</text:p>
          </table:table-cell>
        </table:table-row>
        <table:table-row>
          <table:table-cell table:style-name="Tabella7.A2" office:value-type="string">
            <text:p text:style-name="Table_20_Contents">Codice</text:p>
          </table:table-cell>
          <table:table-cell table:style-name="Tabella7.B2" office:value-type="string">
            <text:p text:style-name="Table_20_Contents">SR07</text:p>
          </table:table-cell>
        </table:table-row>
        <table:table-row>
          <table:table-cell table:style-name="Tabella7.A2" office:value-type="string">
            <text:p text:style-name="Table_20_Contents">Funzionalità</text:p>
          </table:table-cell>
          <table:table-cell table:style-name="Tabella7.B2" office:value-type="string">
            <text:p text:style-name="Table_20_Contents">Consente ad un <text:s/>utente non registrato di registrarsi all'interno del sito come utente.</text:p>
          </table:table-cell>
        </table:table-row>
        <table:table-row>
          <table:table-cell table:style-name="Tabella7.A2" office:value-type="string">
            <text:p text:style-name="Table_20_Contents">Origine (stakeholder)</text:p>
          </table:table-cell>
          <table:table-cell table:style-name="Tabella7.B2" office:value-type="string">
            <text:p text:style-name="Table_20_Contents">Utente generico</text:p>
          </table:table-cell>
        </table:table-row>
        <table:table-row>
          <table:table-cell table:style-name="Tabella7.A2" office:value-type="string">
            <text:p text:style-name="Table_20_Contents">Priorità</text:p>
          </table:table-cell>
          <table:table-cell table:style-name="Tabella7.B2" office:value-type="string">
            <text:p text:style-name="Table_20_Contents">100/100</text:p>
          </table:table-cell>
        </table:table-row>
        <table:table-row>
          <table:table-cell table:style-name="Tabella7.A2" office:value-type="string">
            <text:p text:style-name="Table_20_Contents">Stato</text:p>
          </table:table-cell>
          <table:table-cell table:style-name="Tabella7.B2" office:value-type="string">
            <text:p text:style-name="Table_20_Contents">Implementato (Web app)</text:p>
          </table:table-cell>
        </table:table-row>
        <table:table-row>
          <table:table-cell table:style-name="Tabella7.A2" office:value-type="string">
            <text:p text:style-name="Table_20_Contents">Parola chiave</text:p>
          </table:table-cell>
          <table:table-cell table:style-name="Tabella7.B2" office:value-type="string">
            <text:p text:style-name="Table_20_Contents">Must have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>Nome</text:p>
          </table:table-cell>
          <table:table-cell table:style-name="Tabella8.B1" office:value-type="string">
            <text:p text:style-name="P1">Crea nuovo amministratore</text:p>
          </table:table-cell>
        </table:table-row>
        <table:table-row>
          <table:table-cell table:style-name="Tabella8.A2" office:value-type="string">
            <text:p text:style-name="Table_20_Contents">Codice</text:p>
          </table:table-cell>
          <table:table-cell table:style-name="Tabella8.B2" office:value-type="string">
            <text:p text:style-name="Table_20_Contents">SR08</text:p>
          </table:table-cell>
        </table:table-row>
        <table:table-row>
          <table:table-cell table:style-name="Tabella8.A2" office:value-type="string">
            <text:p text:style-name="Table_20_Contents">Funzionalità</text:p>
          </table:table-cell>
          <table:table-cell table:style-name="Tabella8.B2" office:value-type="string">
            <text:p text:style-name="Table_20_Contents">Consente ad un amministratore di nominare un nuovo amministratore di sistema.</text:p>
          </table:table-cell>
        </table:table-row>
        <table:table-row>
          <table:table-cell table:style-name="Tabella8.A2" office:value-type="string">
            <text:p text:style-name="Table_20_Contents">Origine (stakeholder)</text:p>
          </table:table-cell>
          <table:table-cell table:style-name="Tabella8.B2" office:value-type="string">
            <text:p text:style-name="Table_20_Contents">Utente amministratore</text:p>
          </table:table-cell>
        </table:table-row>
        <table:table-row>
          <table:table-cell table:style-name="Tabella8.A2" office:value-type="string">
            <text:p text:style-name="Table_20_Contents">Priorità</text:p>
          </table:table-cell>
          <table:table-cell table:style-name="Tabella8.B2" office:value-type="string">
            <text:p text:style-name="Table_20_Contents">100/100</text:p>
          </table:table-cell>
        </table:table-row>
        <table:table-row>
          <table:table-cell table:style-name="Tabella8.A2" office:value-type="string">
            <text:p text:style-name="Table_20_Contents">Stato</text:p>
          </table:table-cell>
          <table:table-cell table:style-name="Tabella8.B2" office:value-type="string">
            <text:p text:style-name="Table_20_Contents">Implementato (Standalone app)</text:p>
          </table:table-cell>
        </table:table-row>
        <table:table-row>
          <table:table-cell table:style-name="Tabella8.A2" office:value-type="string">
            <text:p text:style-name="Table_20_Contents">Parola chiave</text:p>
          </table:table-cell>
          <table:table-cell table:style-name="Tabella8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Table_20_Contents">Nome</text:p>
          </table:table-cell>
          <table:table-cell table:style-name="Tabella9.B1" office:value-type="string">
            <text:p text:style-name="P1">Ricerca locazioni</text:p>
          </table:table-cell>
        </table:table-row>
        <table:table-row>
          <table:table-cell table:style-name="Tabella9.A2" office:value-type="string">
            <text:p text:style-name="Table_20_Contents">Codice</text:p>
          </table:table-cell>
          <table:table-cell table:style-name="Tabella9.B2" office:value-type="string">
            <text:p text:style-name="Table_20_Contents">SR09</text:p>
          </table:table-cell>
        </table:table-row>
        <table:table-row table:style-name="Tabella9.3">
          <table:table-cell table:style-name="Tabella9.A2" office:value-type="string">
            <text:p text:style-name="Table_20_Contents">Funzionalità</text:p>
          </table:table-cell>
          <table:table-cell table:style-name="Tabella9.B2" office:value-type="string">
            <text:p text:style-name="Table_20_Contents">Consente ad un utente registrato di ricercare locazioni all'interno del sistema in base alla provincia e in base al prezzo(per una notte) calcolato per il numero di giorni voluti.</text:p>
          </table:table-cell>
        </table:table-row>
        <table:table-row table:style-name="Tabella9.3">
          <table:table-cell table:style-name="Tabella9.A2" office:value-type="string">
            <text:p text:style-name="Table_20_Contents">Origine (stakeholder)</text:p>
          </table:table-cell>
          <table:table-cell table:style-name="Tabella9.B2" office:value-type="string">
            <text:p text:style-name="Table_20_Contents">Utente loggato</text:p>
          </table:table-cell>
        </table:table-row>
        <table:table-row>
          <table:table-cell table:style-name="Tabella9.A2" office:value-type="string">
            <text:p text:style-name="Table_20_Contents">Priorità</text:p>
          </table:table-cell>
          <table:table-cell table:style-name="Tabella9.B2" office:value-type="string">
            <text:p text:style-name="Table_20_Contents">80/100</text:p>
          </table:table-cell>
        </table:table-row>
        <table:table-row>
          <table:table-cell table:style-name="Tabella9.A2" office:value-type="string">
            <text:p text:style-name="Table_20_Contents">Stato</text:p>
          </table:table-cell>
          <table:table-cell table:style-name="Tabella9.B2" office:value-type="string">
            <text:p text:style-name="Table_20_Contents">Implementato (Web app)</text:p>
          </table:table-cell>
        </table:table-row>
        <table:table-row>
          <table:table-cell table:style-name="Tabella9.A2" office:value-type="string">
            <text:p text:style-name="Table_20_Contents">Parola chiave</text:p>
          </table:table-cell>
          <table:table-cell table:style-name="Tabella9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Table_20_Contents">Nome</text:p>
          </table:table-cell>
          <table:table-cell table:style-name="Tabella10.B1" office:value-type="string">
            <text:p text:style-name="P1">Visualizzazione locazioni sistema</text:p>
          </table:table-cell>
        </table:table-row>
        <table:table-row>
          <table:table-cell table:style-name="Tabella10.A2" office:value-type="string">
            <text:p text:style-name="Table_20_Contents">Codice</text:p>
          </table:table-cell>
          <table:table-cell table:style-name="Tabella10.B2" office:value-type="string">
            <text:p text:style-name="Table_20_Contents">SR10</text:p>
          </table:table-cell>
        </table:table-row>
        <table:table-row table:style-name="Tabella10.3">
          <table:table-cell table:style-name="Tabella10.A2" office:value-type="string">
            <text:p text:style-name="Table_20_Contents">Funzionalità</text:p>
          </table:table-cell>
          <table:table-cell table:style-name="Tabella10.B2" office:value-type="string">
            <text:p text:style-name="Table_20_Contents">Consente ad un utente registrato di visualizzare le proprie locazioni all'interno del sistema.</text:p>
          </table:table-cell>
        </table:table-row>
        <table:table-row table:style-name="Tabella10.3">
          <table:table-cell table:style-name="Tabella10.A2" office:value-type="string">
            <text:p text:style-name="Table_20_Contents">Origine (stakeholder)</text:p>
          </table:table-cell>
          <table:table-cell table:style-name="Tabella10.B2" office:value-type="string">
            <text:p text:style-name="Table_20_Contents">Utente loggato</text:p>
          </table:table-cell>
        </table:table-row>
        <table:table-row>
          <table:table-cell table:style-name="Tabella10.A2" office:value-type="string">
            <text:p text:style-name="Table_20_Contents">Priorità</text:p>
          </table:table-cell>
          <table:table-cell table:style-name="Tabella10.B2" office:value-type="string">
            <text:p text:style-name="Table_20_Contents">50/100</text:p>
          </table:table-cell>
        </table:table-row>
        <table:table-row>
          <table:table-cell table:style-name="Tabella10.A2" office:value-type="string">
            <text:p text:style-name="Table_20_Contents">Stato</text:p>
          </table:table-cell>
          <table:table-cell table:style-name="Tabella10.B2" office:value-type="string">
            <text:p text:style-name="Table_20_Contents">Implementato (Web app)</text:p>
          </table:table-cell>
        </table:table-row>
        <table:table-row>
          <table:table-cell table:style-name="Tabella10.A2" office:value-type="string">
            <text:p text:style-name="Table_20_Contents">Parola chiave</text:p>
          </table:table-cell>
          <table:table-cell table:style-name="Tabella10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1" table:style-name="Tabella11">
        <table:table-column table:style-name="Tabella11.A"/>
        <table:table-column table:style-name="Tabella11.B"/>
        <text:soft-page-break/>
        <table:table-row>
          <table:table-cell table:style-name="Tabella11.A1" office:value-type="string">
            <text:p text:style-name="Table_20_Contents">Nome</text:p>
          </table:table-cell>
          <table:table-cell table:style-name="Tabella11.B1" office:value-type="string">
            <text:p text:style-name="P1">Visualizza Aiuto</text:p>
          </table:table-cell>
        </table:table-row>
        <table:table-row>
          <table:table-cell table:style-name="Tabella11.A2" office:value-type="string">
            <text:p text:style-name="Table_20_Contents">Codice</text:p>
          </table:table-cell>
          <table:table-cell table:style-name="Tabella11.B2" office:value-type="string">
            <text:p text:style-name="Table_20_Contents">SR11</text:p>
          </table:table-cell>
        </table:table-row>
        <table:table-row table:style-name="Tabella11.3">
          <table:table-cell table:style-name="Tabella11.A2" office:value-type="string">
            <text:p text:style-name="Table_20_Contents">Funzionalità</text:p>
          </table:table-cell>
          <table:table-cell table:style-name="Tabella11.B2" office:value-type="string">
            <text:p text:style-name="Table_20_Contents">Consente ad un generico utente di visualizzare risposte a domande di altri utenti circa la navigazione e comprensione del sito.</text:p>
          </table:table-cell>
        </table:table-row>
        <table:table-row>
          <table:table-cell table:style-name="Tabella11.A2" office:value-type="string">
            <text:p text:style-name="Table_20_Contents">Origine (stakeholder)</text:p>
          </table:table-cell>
          <table:table-cell table:style-name="Tabella11.B2" office:value-type="string">
            <text:p text:style-name="Table_20_Contents">Utente</text:p>
          </table:table-cell>
        </table:table-row>
        <table:table-row>
          <table:table-cell table:style-name="Tabella11.A2" office:value-type="string">
            <text:p text:style-name="Table_20_Contents">Priorità</text:p>
          </table:table-cell>
          <table:table-cell table:style-name="Tabella11.B2" office:value-type="string">
            <text:p text:style-name="Table_20_Contents">40/100</text:p>
          </table:table-cell>
        </table:table-row>
        <table:table-row>
          <table:table-cell table:style-name="Tabella11.A2" office:value-type="string">
            <text:p text:style-name="Table_20_Contents">Stato</text:p>
          </table:table-cell>
          <table:table-cell table:style-name="Tabella11.B2" office:value-type="string">
            <text:p text:style-name="Table_20_Contents">Implementato (Web app)</text:p>
          </table:table-cell>
        </table:table-row>
        <table:table-row>
          <table:table-cell table:style-name="Tabella11.A2" office:value-type="string">
            <text:p text:style-name="Table_20_Contents">Parola chiave</text:p>
          </table:table-cell>
          <table:table-cell table:style-name="Tabella11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Table_20_Contents">Nome</text:p>
          </table:table-cell>
          <table:table-cell table:style-name="Tabella12.B1" office:value-type="string">
            <text:p text:style-name="P1">Inserisci locazione</text:p>
          </table:table-cell>
        </table:table-row>
        <table:table-row>
          <table:table-cell table:style-name="Tabella12.A2" office:value-type="string">
            <text:p text:style-name="Table_20_Contents">Codice</text:p>
          </table:table-cell>
          <table:table-cell table:style-name="Tabella12.B2" office:value-type="string">
            <text:p text:style-name="Table_20_Contents">SR12</text:p>
          </table:table-cell>
        </table:table-row>
        <table:table-row table:style-name="Tabella12.3">
          <table:table-cell table:style-name="Tabella12.A2" office:value-type="string">
            <text:p text:style-name="Table_20_Contents">Funzionalità</text:p>
          </table:table-cell>
          <table:table-cell table:style-name="Tabella12.B2" office:value-type="string">
            <text:p text:style-name="Table_20_Contents">Consente ad un utente locatore di inserire una nuova locazione all'interno del sito.</text:p>
          </table:table-cell>
        </table:table-row>
        <table:table-row table:style-name="Tabella12.3">
          <table:table-cell table:style-name="Tabella12.A2" office:value-type="string">
            <text:p text:style-name="Table_20_Contents">Origine (stakeholder)</text:p>
          </table:table-cell>
          <table:table-cell table:style-name="Tabella12.B2" office:value-type="string">
            <text:p text:style-name="Table_20_Contents">Utente loggato</text:p>
          </table:table-cell>
        </table:table-row>
        <table:table-row>
          <table:table-cell table:style-name="Tabella12.A2" office:value-type="string">
            <text:p text:style-name="Table_20_Contents">Priorità</text:p>
          </table:table-cell>
          <table:table-cell table:style-name="Tabella12.B2" office:value-type="string">
            <text:p text:style-name="Table_20_Contents">100/100</text:p>
          </table:table-cell>
        </table:table-row>
        <table:table-row>
          <table:table-cell table:style-name="Tabella12.A2" office:value-type="string">
            <text:p text:style-name="Table_20_Contents">Stato</text:p>
          </table:table-cell>
          <table:table-cell table:style-name="Tabella12.B2" office:value-type="string">
            <text:p text:style-name="Table_20_Contents">Implementato (Web app)</text:p>
          </table:table-cell>
        </table:table-row>
        <table:table-row>
          <table:table-cell table:style-name="Tabella12.A2" office:value-type="string">
            <text:p text:style-name="Table_20_Contents">Parola chiave</text:p>
          </table:table-cell>
          <table:table-cell table:style-name="Tabella12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Table_20_Contents">Nome</text:p>
          </table:table-cell>
          <table:table-cell table:style-name="Tabella13.B1" office:value-type="string">
            <text:p text:style-name="P1">Modifica locazione</text:p>
          </table:table-cell>
        </table:table-row>
        <table:table-row>
          <table:table-cell table:style-name="Tabella13.A2" office:value-type="string">
            <text:p text:style-name="Table_20_Contents">Codice</text:p>
          </table:table-cell>
          <table:table-cell table:style-name="Tabella13.B2" office:value-type="string">
            <text:p text:style-name="Table_20_Contents">SR13</text:p>
          </table:table-cell>
        </table:table-row>
        <table:table-row table:style-name="Tabella13.3">
          <table:table-cell table:style-name="Tabella13.A2" office:value-type="string">
            <text:p text:style-name="Table_20_Contents">Funzionalità</text:p>
          </table:table-cell>
          <table:table-cell table:style-name="Tabella13.B2" office:value-type="string">
            <text:p text:style-name="Table_20_Contents">Consente ad un amministratore di modificare una locazione all'interno del sito.</text:p>
          </table:table-cell>
        </table:table-row>
        <table:table-row>
          <table:table-cell table:style-name="Tabella13.A2" office:value-type="string">
            <text:p text:style-name="Table_20_Contents"><text:bookmark-start text:name="__DdeLink__4924_1565811571"/>Origine (stakeholder)<text:bookmark-end text:name="__DdeLink__4924_1565811571"/></text:p>
          </table:table-cell>
          <table:table-cell table:style-name="Tabella13.B2" office:value-type="string">
            <text:p text:style-name="Table_20_Contents">Utente loggato</text:p>
          </table:table-cell>
        </table:table-row>
        <table:table-row>
          <table:table-cell table:style-name="Tabella13.A2" office:value-type="string">
            <text:p text:style-name="Table_20_Contents">Priorità</text:p>
          </table:table-cell>
          <table:table-cell table:style-name="Tabella13.B2" office:value-type="string">
            <text:p text:style-name="Table_20_Contents">45/100</text:p>
          </table:table-cell>
        </table:table-row>
        <table:table-row>
          <table:table-cell table:style-name="Tabella13.A2" office:value-type="string">
            <text:p text:style-name="Table_20_Contents">Stato</text:p>
          </table:table-cell>
          <table:table-cell table:style-name="Tabella13.B2" office:value-type="string">
            <text:p text:style-name="Table_20_Contents">Non implementato</text:p>
          </table:table-cell>
        </table:table-row>
        <table:table-row>
          <table:table-cell table:style-name="Tabella13.A2" office:value-type="string">
            <text:p text:style-name="Table_20_Contents">Parola chiave</text:p>
          </table:table-cell>
          <table:table-cell table:style-name="Tabella13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4" table:style-name="Tabella14">
        <table:table-column table:style-name="Tabella14.A"/>
        <table:table-column table:style-name="Tabella14.B"/>
        <text:soft-page-break/>
        <table:table-row>
          <table:table-cell table:style-name="Tabella14.A1" office:value-type="string">
            <text:p text:style-name="Table_20_Contents">Nome</text:p>
          </table:table-cell>
          <table:table-cell table:style-name="Tabella14.B1" office:value-type="string">
            <text:p text:style-name="P1">Elimina locazione</text:p>
          </table:table-cell>
        </table:table-row>
        <table:table-row>
          <table:table-cell table:style-name="Tabella14.A2" office:value-type="string">
            <text:p text:style-name="Table_20_Contents">Codice</text:p>
          </table:table-cell>
          <table:table-cell table:style-name="Tabella14.B2" office:value-type="string">
            <text:p text:style-name="Table_20_Contents">SR14</text:p>
          </table:table-cell>
        </table:table-row>
        <table:table-row>
          <table:table-cell table:style-name="Tabella14.A2" office:value-type="string">
            <text:p text:style-name="Table_20_Contents">Funzionalità</text:p>
          </table:table-cell>
          <table:table-cell table:style-name="Tabella14.B2" office:value-type="string">
            <text:p text:style-name="Table_20_Contents">Consente <text:s/>un utente registrato nel sistema di eliminare una locazione di sua proprietà <text:s/>all'interno del sistema (e conseguentemente i dati ad essa correlati).</text:p>
          </table:table-cell>
        </table:table-row>
        <table:table-row>
          <table:table-cell table:style-name="Tabella14.A2" office:value-type="string">
            <text:p text:style-name="Table_20_Contents">Origine (stakeholder)</text:p>
          </table:table-cell>
          <table:table-cell table:style-name="Tabella14.B2" office:value-type="string">
            <text:p text:style-name="Table_20_Contents">Utente loggato, Utente amministratore</text:p>
          </table:table-cell>
        </table:table-row>
        <table:table-row>
          <table:table-cell table:style-name="Tabella14.A2" office:value-type="string">
            <text:p text:style-name="Table_20_Contents">Priorità</text:p>
          </table:table-cell>
          <table:table-cell table:style-name="Tabella14.B2" office:value-type="string">
            <text:p text:style-name="Table_20_Contents">60/100</text:p>
          </table:table-cell>
        </table:table-row>
        <table:table-row>
          <table:table-cell table:style-name="Tabella14.A2" office:value-type="string">
            <text:p text:style-name="Table_20_Contents">Stato</text:p>
          </table:table-cell>
          <table:table-cell table:style-name="Tabella14.B2" office:value-type="string">
            <text:p text:style-name="Table_20_Contents">Implementato (Web app)</text:p>
          </table:table-cell>
        </table:table-row>
        <table:table-row>
          <table:table-cell table:style-name="Tabella14.A2" office:value-type="string">
            <text:p text:style-name="Table_20_Contents">Parola chiave</text:p>
          </table:table-cell>
          <table:table-cell table:style-name="Tabella14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Table_20_Contents">Nome</text:p>
          </table:table-cell>
          <table:table-cell table:style-name="Tabella15.B1" office:value-type="string">
            <text:p text:style-name="P1">Visualizzazione profilo utente</text:p>
          </table:table-cell>
        </table:table-row>
        <table:table-row>
          <table:table-cell table:style-name="Tabella15.A2" office:value-type="string">
            <text:p text:style-name="Table_20_Contents">Codice</text:p>
          </table:table-cell>
          <table:table-cell table:style-name="Tabella15.B2" office:value-type="string">
            <text:p text:style-name="Table_20_Contents">SR15</text:p>
          </table:table-cell>
        </table:table-row>
        <table:table-row table:style-name="Tabella15.3">
          <table:table-cell table:style-name="Tabella15.A2" office:value-type="string">
            <text:p text:style-name="Table_20_Contents">Funzionalità</text:p>
          </table:table-cell>
          <table:table-cell table:style-name="Tabella15.B2" office:value-type="string">
            <text:p text:style-name="Table_20_Contents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Table_20_Contents">Origine (stakeholder)</text:p>
          </table:table-cell>
          <table:table-cell table:style-name="Tabella15.B2" office:value-type="string">
            <text:p text:style-name="Table_20_Contents">Utente loggato, Utente amministratore</text:p>
          </table:table-cell>
        </table:table-row>
        <table:table-row>
          <table:table-cell table:style-name="Tabella15.A2" office:value-type="string">
            <text:p text:style-name="Table_20_Contents">Priorità</text:p>
          </table:table-cell>
          <table:table-cell table:style-name="Tabella15.B2" office:value-type="string">
            <text:p text:style-name="Table_20_Contents">75/100</text:p>
          </table:table-cell>
        </table:table-row>
        <table:table-row>
          <table:table-cell table:style-name="Tabella15.A2" office:value-type="string">
            <text:p text:style-name="Table_20_Contents">Stato</text:p>
          </table:table-cell>
          <table:table-cell table:style-name="Tabella15.B2" office:value-type="string">
            <text:p text:style-name="Table_20_Contents">Implementato (Web app)</text:p>
          </table:table-cell>
        </table:table-row>
        <table:table-row>
          <table:table-cell table:style-name="Tabella15.A2" office:value-type="string">
            <text:p text:style-name="Table_20_Contents">Parola chiave</text:p>
          </table:table-cell>
          <table:table-cell table:style-name="Tabella15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Table_20_Contents">Nome</text:p>
          </table:table-cell>
          <table:table-cell table:style-name="Tabella16.B1" office:value-type="string">
            <text:p text:style-name="P1">Visualizzazione profilo amministratore</text:p>
          </table:table-cell>
        </table:table-row>
        <table:table-row>
          <table:table-cell table:style-name="Tabella16.A2" office:value-type="string">
            <text:p text:style-name="Table_20_Contents">Codice</text:p>
          </table:table-cell>
          <table:table-cell table:style-name="Tabella16.B2" office:value-type="string">
            <text:p text:style-name="Table_20_Contents">SR16</text:p>
          </table:table-cell>
        </table:table-row>
        <table:table-row table:style-name="Tabella16.3">
          <table:table-cell table:style-name="Tabella16.A2" office:value-type="string">
            <text:p text:style-name="Table_20_Contents">Funzionalità</text:p>
          </table:table-cell>
          <table:table-cell table:style-name="Tabella16.B2" office:value-type="string">
            <text:p text:style-name="Table_20_Contents">Consente ad un amministratore di visualizzare il proprio profilo, le proprie generalità.</text:p>
          </table:table-cell>
        </table:table-row>
        <table:table-row table:style-name="Tabella16.3">
          <table:table-cell table:style-name="Tabella16.A2" office:value-type="string">
            <text:p text:style-name="Table_20_Contents">Origine (stakeholder)</text:p>
          </table:table-cell>
          <table:table-cell table:style-name="Tabella16.B2" office:value-type="string">
            <text:p text:style-name="Table_20_Contents">Utente amministratore</text:p>
          </table:table-cell>
        </table:table-row>
        <table:table-row>
          <table:table-cell table:style-name="Tabella16.A2" office:value-type="string">
            <text:p text:style-name="Table_20_Contents">Priorità</text:p>
          </table:table-cell>
          <table:table-cell table:style-name="Tabella16.B2" office:value-type="string">
            <text:p text:style-name="Table_20_Contents">75/100</text:p>
          </table:table-cell>
        </table:table-row>
        <table:table-row>
          <table:table-cell table:style-name="Tabella16.A2" office:value-type="string">
            <text:p text:style-name="Table_20_Contents">Stato</text:p>
          </table:table-cell>
          <table:table-cell table:style-name="Tabella16.B2" office:value-type="string">
            <text:p text:style-name="Table_20_Contents">Implementato (Standalone app)</text:p>
          </table:table-cell>
        </table:table-row>
        <table:table-row>
          <table:table-cell table:style-name="Tabella16.A2" office:value-type="string">
            <text:p text:style-name="Table_20_Contents">Parola chiave</text:p>
          </table:table-cell>
          <table:table-cell table:style-name="Tabella16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Table_20_Contents">Nome</text:p>
          </table:table-cell>
          <table:table-cell table:style-name="Tabella17.B1" office:value-type="string">
            <text:p text:style-name="P1">Aggiungi feedback</text:p>
          </table:table-cell>
        </table:table-row>
        <table:table-row>
          <table:table-cell table:style-name="Tabella17.A2" office:value-type="string">
            <text:p text:style-name="Table_20_Contents">Codice</text:p>
          </table:table-cell>
          <table:table-cell table:style-name="Tabella17.B2" office:value-type="string">
            <text:p text:style-name="Table_20_Contents">SR17</text:p>
          </table:table-cell>
        </table:table-row>
        <table:table-row table:style-name="Tabella17.3">
          <table:table-cell table:style-name="Tabella17.A2" office:value-type="string">
            <text:p text:style-name="Table_20_Contents">Funzionalità</text:p>
          </table:table-cell>
          <table:table-cell table:style-name="Tabella17.B2" office:value-type="string">
            <text:p text:style-name="Table_20_Contents">Consente ad un Utente di aggiungere una valutazione numerica e un eventuale commento su una locazione dove ha soggiornato</text:p>
          </table:table-cell>
        </table:table-row>
        <table:table-row table:style-name="Tabella17.3">
          <table:table-cell table:style-name="Tabella17.A2" office:value-type="string">
            <text:p text:style-name="Table_20_Contents">Origine (stakeholder)</text:p>
          </table:table-cell>
          <table:table-cell table:style-name="Tabella17.B2" office:value-type="string">
            <text:p text:style-name="Table_20_Contents">Utente loggato, utente generico, utente amministratore</text:p>
          </table:table-cell>
        </table:table-row>
        <table:table-row>
          <table:table-cell table:style-name="Tabella17.A2" office:value-type="string">
            <text:p text:style-name="Table_20_Contents">Priorità</text:p>
          </table:table-cell>
          <table:table-cell table:style-name="Tabella17.B2" office:value-type="string">
            <text:p text:style-name="Table_20_Contents">30/100</text:p>
          </table:table-cell>
        </table:table-row>
        <table:table-row>
          <table:table-cell table:style-name="Tabella17.A2" office:value-type="string">
            <text:p text:style-name="Table_20_Contents">Stato</text:p>
          </table:table-cell>
          <table:table-cell table:style-name="Tabella17.B2" office:value-type="string">
            <text:p text:style-name="Table_20_Contents">Non implementato</text:p>
          </table:table-cell>
        </table:table-row>
        <table:table-row>
          <table:table-cell table:style-name="Tabella17.A2" office:value-type="string">
            <text:p text:style-name="Table_20_Contents">Parola chiave</text:p>
          </table:table-cell>
          <table:table-cell table:style-name="Tabella17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Table_20_Contents">Nome</text:p>
          </table:table-cell>
          <table:table-cell table:style-name="Tabella18.B1" office:value-type="string">
            <text:p text:style-name="P1">Visualizza feedback</text:p>
          </table:table-cell>
        </table:table-row>
        <table:table-row>
          <table:table-cell table:style-name="Tabella18.A2" office:value-type="string">
            <text:p text:style-name="Table_20_Contents">Codice</text:p>
          </table:table-cell>
          <table:table-cell table:style-name="Tabella18.B2" office:value-type="string">
            <text:p text:style-name="Table_20_Contents">SR18</text:p>
          </table:table-cell>
        </table:table-row>
        <table:table-row table:style-name="Tabella18.3">
          <table:table-cell table:style-name="Tabella18.A2" office:value-type="string">
            <text:p text:style-name="Table_20_Contents">Funzionalità</text:p>
          </table:table-cell>
          <table:table-cell table:style-name="Tabella18.B2" office:value-type="string">
            <text:p text:style-name="Table_20_Contents">Consente ad un Utente di consultare la media delle valutazioni e la lista di commenti relativi alla locazione che sta visualizzando</text:p>
          </table:table-cell>
        </table:table-row>
        <table:table-row table:style-name="Tabella18.3">
          <table:table-cell table:style-name="Tabella18.A2" office:value-type="string">
            <text:p text:style-name="Table_20_Contents">Origine (stakeholder)</text:p>
          </table:table-cell>
          <table:table-cell table:style-name="Tabella18.B2" office:value-type="string">
            <text:p text:style-name="Table_20_Contents">Utente loggato, utente generico, utente amministratore</text:p>
          </table:table-cell>
        </table:table-row>
        <table:table-row>
          <table:table-cell table:style-name="Tabella18.A2" office:value-type="string">
            <text:p text:style-name="Table_20_Contents">Priorità</text:p>
          </table:table-cell>
          <table:table-cell table:style-name="Tabella18.B2" office:value-type="string">
            <text:p text:style-name="Table_20_Contents">25/100</text:p>
          </table:table-cell>
        </table:table-row>
        <table:table-row>
          <table:table-cell table:style-name="Tabella18.A2" office:value-type="string">
            <text:p text:style-name="Table_20_Contents">Stato</text:p>
          </table:table-cell>
          <table:table-cell table:style-name="Tabella18.B2" office:value-type="string">
            <text:p text:style-name="Table_20_Contents">Non implementato</text:p>
          </table:table-cell>
        </table:table-row>
        <table:table-row>
          <table:table-cell table:style-name="Tabella18.A2" office:value-type="string">
            <text:p text:style-name="Table_20_Contents">Parola chiave</text:p>
          </table:table-cell>
          <table:table-cell table:style-name="Tabella18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Table_20_Contents">Nome</text:p>
          </table:table-cell>
          <table:table-cell table:style-name="Tabella19.B1" office:value-type="string">
            <text:p text:style-name="P1">Effettua prenotazione</text:p>
          </table:table-cell>
        </table:table-row>
        <table:table-row>
          <table:table-cell table:style-name="Tabella19.A2" office:value-type="string">
            <text:p text:style-name="Table_20_Contents">Codice</text:p>
          </table:table-cell>
          <table:table-cell table:style-name="Tabella19.B2" office:value-type="string">
            <text:p text:style-name="Table_20_Contents">SR19</text:p>
          </table:table-cell>
        </table:table-row>
        <table:table-row table:style-name="Tabella19.3">
          <table:table-cell table:style-name="Tabella19.A2" office:value-type="string">
            <text:p text:style-name="Table_20_Contents">Funzionalità</text:p>
          </table:table-cell>
          <table:table-cell table:style-name="Tabella19.B2" office:value-type="string">
            <text:p text:style-name="Table_20_Contents">Consente ad un Utente di effettuare una prenotazione relativa ad una locazione presente nel sistema.</text:p>
          </table:table-cell>
        </table:table-row>
        <table:table-row table:style-name="Tabella19.3">
          <table:table-cell table:style-name="Tabella19.A2" office:value-type="string">
            <text:p text:style-name="Table_20_Contents">Origine (stakeholder)</text:p>
          </table:table-cell>
          <table:table-cell table:style-name="Tabella19.B2" office:value-type="string">
            <text:p text:style-name="Table_20_Contents">Utente loggato</text:p>
          </table:table-cell>
        </table:table-row>
        <table:table-row>
          <table:table-cell table:style-name="Tabella19.A2" office:value-type="string">
            <text:p text:style-name="Table_20_Contents">Priorità</text:p>
          </table:table-cell>
          <table:table-cell table:style-name="Tabella19.B2" office:value-type="string">
            <text:p text:style-name="Table_20_Contents">100/100</text:p>
          </table:table-cell>
        </table:table-row>
        <table:table-row>
          <table:table-cell table:style-name="Tabella19.A2" office:value-type="string">
            <text:p text:style-name="Table_20_Contents">Stato</text:p>
          </table:table-cell>
          <table:table-cell table:style-name="Tabella19.B2" office:value-type="string">
            <text:p text:style-name="Table_20_Contents">Implementato (Web app)</text:p>
          </table:table-cell>
        </table:table-row>
        <table:table-row>
          <table:table-cell table:style-name="Tabella19.A2" office:value-type="string">
            <text:p text:style-name="Table_20_Contents">Parola chiave</text:p>
          </table:table-cell>
          <table:table-cell table:style-name="Tabella19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0" table:style-name="Tabella20">
        <table:table-column table:style-name="Tabella20.A"/>
        <table:table-column table:style-name="Tabella20.B"/>
        <text:soft-page-break/>
        <table:table-row>
          <table:table-cell table:style-name="Tabella20.A1" office:value-type="string">
            <text:p text:style-name="Table_20_Contents">Nome</text:p>
          </table:table-cell>
          <table:table-cell table:style-name="Tabella20.B1" office:value-type="string">
            <text:p text:style-name="P1">Visualizza prenotazione</text:p>
          </table:table-cell>
        </table:table-row>
        <table:table-row>
          <table:table-cell table:style-name="Tabella20.A2" office:value-type="string">
            <text:p text:style-name="Table_20_Contents">Codice</text:p>
          </table:table-cell>
          <table:table-cell table:style-name="Tabella20.B2" office:value-type="string">
            <text:p text:style-name="Table_20_Contents">SR20</text:p>
          </table:table-cell>
        </table:table-row>
        <table:table-row table:style-name="Tabella20.3">
          <table:table-cell table:style-name="Tabella20.A2" office:value-type="string">
            <text:p text:style-name="Table_20_Contents">Funzionalità</text:p>
          </table:table-cell>
          <table:table-cell table:style-name="Tabella20.B2" office:value-type="string">
            <text:p text:style-name="Table_20_Contents">Consente ad un Utente di visualizzare una prenotazione precedentemente effettuata come</text:p>
            <text:p text:style-name="Table_20_Contents">viaggiatore e ad un proprietario di visualizzare i viaggiatori prenotati alle proprie locazioni</text:p>
          </table:table-cell>
        </table:table-row>
        <table:table-row table:style-name="Tabella20.3">
          <table:table-cell table:style-name="Tabella20.A2" office:value-type="string">
            <text:p text:style-name="Table_20_Contents">Origine (stakeholder)</text:p>
          </table:table-cell>
          <table:table-cell table:style-name="Tabella20.B2" office:value-type="string">
            <text:p text:style-name="Table_20_Contents">Utente loggato</text:p>
          </table:table-cell>
        </table:table-row>
        <table:table-row>
          <table:table-cell table:style-name="Tabella20.A2" office:value-type="string">
            <text:p text:style-name="Table_20_Contents">Priorità</text:p>
          </table:table-cell>
          <table:table-cell table:style-name="Tabella20.B2" office:value-type="string">
            <text:p text:style-name="Table_20_Contents">70/100</text:p>
          </table:table-cell>
        </table:table-row>
        <table:table-row>
          <table:table-cell table:style-name="Tabella20.A2" office:value-type="string">
            <text:p text:style-name="Table_20_Contents">Stato</text:p>
          </table:table-cell>
          <table:table-cell table:style-name="Tabella20.B2" office:value-type="string">
            <text:p text:style-name="Table_20_Contents">Implementato (Web app)</text:p>
          </table:table-cell>
        </table:table-row>
        <table:table-row>
          <table:table-cell table:style-name="Tabella20.A2" office:value-type="string">
            <text:p text:style-name="Table_20_Contents">Parola chiave</text:p>
          </table:table-cell>
          <table:table-cell table:style-name="Tabella20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Table_20_Contents">Nome</text:p>
          </table:table-cell>
          <table:table-cell table:style-name="Tabella21.B1" office:value-type="string">
            <text:p text:style-name="P1">Cancella prenotazione</text:p>
          </table:table-cell>
        </table:table-row>
        <table:table-row>
          <table:table-cell table:style-name="Tabella21.A2" office:value-type="string">
            <text:p text:style-name="Table_20_Contents">Codice</text:p>
          </table:table-cell>
          <table:table-cell table:style-name="Tabella21.B2" office:value-type="string">
            <text:p text:style-name="Table_20_Contents">SR21</text:p>
          </table:table-cell>
        </table:table-row>
        <table:table-row table:style-name="Tabella21.3">
          <table:table-cell table:style-name="Tabella21.A2" office:value-type="string">
            <text:p text:style-name="Table_20_Contents">Funzionalità</text:p>
          </table:table-cell>
          <table:table-cell table:style-name="Tabella21.B2" office:value-type="string">
            <text:p text:style-name="Table_20_Contents">Consente ad un Utente di cancellare una prenotazione precedentemente effettuata come viaggiatore</text:p>
          </table:table-cell>
        </table:table-row>
        <table:table-row table:style-name="Tabella21.3">
          <table:table-cell table:style-name="Tabella21.A2" office:value-type="string">
            <text:p text:style-name="Table_20_Contents">Origine (stakeholder)</text:p>
          </table:table-cell>
          <table:table-cell table:style-name="Tabella21.B2" office:value-type="string">
            <text:p text:style-name="Table_20_Contents">Utente loggato</text:p>
          </table:table-cell>
        </table:table-row>
        <table:table-row>
          <table:table-cell table:style-name="Tabella21.A2" office:value-type="string">
            <text:p text:style-name="Table_20_Contents">Priorità</text:p>
          </table:table-cell>
          <table:table-cell table:style-name="Tabella21.B2" office:value-type="string">
            <text:p text:style-name="Table_20_Contents">70/100</text:p>
          </table:table-cell>
        </table:table-row>
        <table:table-row>
          <table:table-cell table:style-name="Tabella21.A2" office:value-type="string">
            <text:p text:style-name="Table_20_Contents">Stato</text:p>
          </table:table-cell>
          <table:table-cell table:style-name="Tabella21.B2" office:value-type="string">
            <text:p text:style-name="Table_20_Contents">Implementato (Web app)</text:p>
          </table:table-cell>
        </table:table-row>
        <table:table-row>
          <table:table-cell table:style-name="Tabella21.A2" office:value-type="string">
            <text:p text:style-name="Table_20_Contents">Parola chiave</text:p>
          </table:table-cell>
          <table:table-cell table:style-name="Tabella21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Table_20_Contents">Nome</text:p>
          </table:table-cell>
          <table:table-cell table:style-name="Tabella22.B1" office:value-type="string">
            <text:p text:style-name="P1">Modifica prenotazione</text:p>
          </table:table-cell>
        </table:table-row>
        <table:table-row>
          <table:table-cell table:style-name="Tabella22.A2" office:value-type="string">
            <text:p text:style-name="Table_20_Contents">Codice</text:p>
          </table:table-cell>
          <table:table-cell table:style-name="Tabella22.B2" office:value-type="string">
            <text:p text:style-name="Table_20_Contents">SR22</text:p>
          </table:table-cell>
        </table:table-row>
        <table:table-row table:style-name="Tabella22.3">
          <table:table-cell table:style-name="Tabella22.A2" office:value-type="string">
            <text:p text:style-name="Table_20_Contents">Funzionalità</text:p>
          </table:table-cell>
          <table:table-cell table:style-name="Tabella22.B2" office:value-type="string">
            <text:p text:style-name="Table_20_Contents">Consente ad un Utente loggato di modificare una prenotazione precedentemente effettuata.</text:p>
          </table:table-cell>
        </table:table-row>
        <table:table-row table:style-name="Tabella22.3">
          <table:table-cell table:style-name="Tabella22.A2" office:value-type="string">
            <text:p text:style-name="Table_20_Contents">Origine (stakeholder)</text:p>
          </table:table-cell>
          <table:table-cell table:style-name="Tabella22.B2" office:value-type="string">
            <text:p text:style-name="Table_20_Contents">Utente loggato</text:p>
          </table:table-cell>
        </table:table-row>
        <table:table-row>
          <table:table-cell table:style-name="Tabella22.A2" office:value-type="string">
            <text:p text:style-name="Table_20_Contents">Priorità</text:p>
          </table:table-cell>
          <table:table-cell table:style-name="Tabella22.B2" office:value-type="string">
            <text:p text:style-name="Table_20_Contents">45/100</text:p>
          </table:table-cell>
        </table:table-row>
        <table:table-row>
          <table:table-cell table:style-name="Tabella22.A2" office:value-type="string">
            <text:p text:style-name="Table_20_Contents">Stato</text:p>
          </table:table-cell>
          <table:table-cell table:style-name="Tabella22.B2" office:value-type="string">
            <text:p text:style-name="Table_20_Contents">Non implementato</text:p>
          </table:table-cell>
        </table:table-row>
        <table:table-row>
          <table:table-cell table:style-name="Tabella22.A2" office:value-type="string">
            <text:p text:style-name="Table_20_Contents">Parola chiave</text:p>
          </table:table-cell>
          <table:table-cell table:style-name="Tabella22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3" table:style-name="Tabella23">
        <table:table-column table:style-name="Tabella23.A"/>
        <table:table-column table:style-name="Tabella23.B"/>
        <text:soft-page-break/>
        <table:table-row>
          <table:table-cell table:style-name="Tabella23.A1" office:value-type="string">
            <text:p text:style-name="Table_20_Contents">Nome</text:p>
          </table:table-cell>
          <table:table-cell table:style-name="Tabella23.B1" office:value-type="string">
            <text:p text:style-name="P1">Inserisci prezzo locazione</text:p>
          </table:table-cell>
        </table:table-row>
        <table:table-row>
          <table:table-cell table:style-name="Tabella23.A2" office:value-type="string">
            <text:p text:style-name="Table_20_Contents">Codice</text:p>
          </table:table-cell>
          <table:table-cell table:style-name="Tabella23.B2" office:value-type="string">
            <text:p text:style-name="Table_20_Contents">SR23</text:p>
          </table:table-cell>
        </table:table-row>
        <table:table-row table:style-name="Tabella23.3">
          <table:table-cell table:style-name="Tabella23.A2" office:value-type="string">
            <text:p text:style-name="Table_20_Contents">Funzionalità</text:p>
          </table:table-cell>
          <table:table-cell table:style-name="Tabella23.B2" office:value-type="string">
            <text:p text:style-name="Table_20_Contents">Consente ad un Utente loggato, durante il processo di aggiunta di una locazione, di inserire i valori del prezzo base della locazione stessa.</text:p>
          </table:table-cell>
        </table:table-row>
        <table:table-row table:style-name="Tabella23.3">
          <table:table-cell table:style-name="Tabella23.A2" office:value-type="string">
            <text:p text:style-name="Table_20_Contents">Origine (stakeholder)</text:p>
          </table:table-cell>
          <table:table-cell table:style-name="Tabella23.B2" office:value-type="string">
            <text:p text:style-name="Table_20_Contents">Utente loggato, utente amministratore</text:p>
          </table:table-cell>
        </table:table-row>
        <table:table-row>
          <table:table-cell table:style-name="Tabella23.A2" office:value-type="string">
            <text:p text:style-name="Table_20_Contents">Priorità</text:p>
          </table:table-cell>
          <table:table-cell table:style-name="Tabella23.B2" office:value-type="string">
            <text:p text:style-name="Table_20_Contents">100/100</text:p>
          </table:table-cell>
        </table:table-row>
        <table:table-row>
          <table:table-cell table:style-name="Tabella23.A2" office:value-type="string">
            <text:p text:style-name="Table_20_Contents">Stato</text:p>
          </table:table-cell>
          <table:table-cell table:style-name="Tabella23.B2" office:value-type="string">
            <text:p text:style-name="Table_20_Contents">Implementato (Web app)</text:p>
          </table:table-cell>
        </table:table-row>
        <table:table-row>
          <table:table-cell table:style-name="Tabella23.A2" office:value-type="string">
            <text:p text:style-name="Table_20_Contents">Parola chiave</text:p>
          </table:table-cell>
          <table:table-cell table:style-name="Tabella23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Table_20_Contents">Nome</text:p>
          </table:table-cell>
          <table:table-cell table:style-name="Tabella24.B1" office:value-type="string">
            <text:p text:style-name="P1">Modifica prezzo locazione</text:p>
          </table:table-cell>
        </table:table-row>
        <table:table-row>
          <table:table-cell table:style-name="Tabella24.A2" office:value-type="string">
            <text:p text:style-name="Table_20_Contents">Codice</text:p>
          </table:table-cell>
          <table:table-cell table:style-name="Tabella24.B2" office:value-type="string">
            <text:p text:style-name="Table_20_Contents">SR24</text:p>
          </table:table-cell>
        </table:table-row>
        <table:table-row table:style-name="Tabella24.3">
          <table:table-cell table:style-name="Tabella24.A2" office:value-type="string">
            <text:p text:style-name="Table_20_Contents">Funzionalità</text:p>
          </table:table-cell>
          <table:table-cell table:style-name="Tabella24.B2" office:value-type="string">
            <text:p text:style-name="Table_20_Contents">Consente ad un Utente loggato, durante il processo di modifica di una locazione, di cambiare i valori del prezzo base della locazione stessa rispetto al periodo dell'anno (alta, media, bassa stagione) e i valori del tassi aggiuntivi dei servizi offerti</text:p>
          </table:table-cell>
        </table:table-row>
        <table:table-row table:style-name="Tabella24.3">
          <table:table-cell table:style-name="Tabella24.A2" office:value-type="string">
            <text:p text:style-name="Table_20_Contents">Origine (stakeholder)</text:p>
          </table:table-cell>
          <table:table-cell table:style-name="Tabella24.B2" office:value-type="string">
            <text:p text:style-name="Table_20_Contents">Utente loggato, utente amministratore</text:p>
          </table:table-cell>
        </table:table-row>
        <table:table-row>
          <table:table-cell table:style-name="Tabella24.A2" office:value-type="string">
            <text:p text:style-name="Table_20_Contents">Priorità</text:p>
          </table:table-cell>
          <table:table-cell table:style-name="Tabella24.B2" office:value-type="string">
            <text:p text:style-name="Table_20_Contents">45/100</text:p>
          </table:table-cell>
        </table:table-row>
        <table:table-row>
          <table:table-cell table:style-name="Tabella24.A2" office:value-type="string">
            <text:p text:style-name="Table_20_Contents">Stato</text:p>
          </table:table-cell>
          <table:table-cell table:style-name="Tabella24.B2" office:value-type="string">
            <text:p text:style-name="Table_20_Contents">Non implementato</text:p>
          </table:table-cell>
        </table:table-row>
        <table:table-row>
          <table:table-cell table:style-name="Tabella24.A2" office:value-type="string">
            <text:p text:style-name="Table_20_Contents">Parola chiave</text:p>
          </table:table-cell>
          <table:table-cell table:style-name="Tabella24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Table_20_Contents">Nome</text:p>
          </table:table-cell>
          <table:table-cell table:style-name="Tabella25.B1" office:value-type="string">
            <text:p text:style-name="P1">Aggiunta promozione</text:p>
          </table:table-cell>
        </table:table-row>
        <table:table-row>
          <table:table-cell table:style-name="Tabella25.A2" office:value-type="string">
            <text:p text:style-name="Table_20_Contents">Codice</text:p>
          </table:table-cell>
          <table:table-cell table:style-name="Tabella25.B2" office:value-type="string">
            <text:p text:style-name="Table_20_Contents">SR25</text:p>
          </table:table-cell>
        </table:table-row>
        <table:table-row table:style-name="Tabella25.3">
          <table:table-cell table:style-name="Tabella25.A2" office:value-type="string">
            <text:p text:style-name="Table_20_Contents">Funzionalità</text:p>
          </table:table-cell>
          <table:table-cell table:style-name="Tabella25.B2" office:value-type="string">
            <text:p text:style-name="Table_20_Contents">Durante il processo di gestione del prezzo di una locazione, l'amministratore può inserire una promozione temporanea che apporterà uno sconto al prezzo della prenotazione del locatario</text:p>
          </table:table-cell>
        </table:table-row>
        <text:soft-page-break/>
        <table:table-row table:style-name="Tabella25.3">
          <table:table-cell table:style-name="Tabella25.A2" office:value-type="string">
            <text:p text:style-name="Table_20_Contents">Origine (stakeholder)</text:p>
          </table:table-cell>
          <table:table-cell table:style-name="Tabella25.B2" office:value-type="string">
            <text:p text:style-name="Table_20_Contents">Utente loggato</text:p>
          </table:table-cell>
        </table:table-row>
        <table:table-row>
          <table:table-cell table:style-name="Tabella25.A2" office:value-type="string">
            <text:p text:style-name="Table_20_Contents">Priorità</text:p>
          </table:table-cell>
          <table:table-cell table:style-name="Tabella25.B2" office:value-type="string">
            <text:p text:style-name="Table_20_Contents">25/100</text:p>
          </table:table-cell>
        </table:table-row>
        <table:table-row>
          <table:table-cell table:style-name="Tabella25.A2" office:value-type="string">
            <text:p text:style-name="Table_20_Contents">Stato</text:p>
          </table:table-cell>
          <table:table-cell table:style-name="Tabella25.B2" office:value-type="string">
            <text:p text:style-name="Table_20_Contents">Non implementato</text:p>
          </table:table-cell>
        </table:table-row>
        <table:table-row>
          <table:table-cell table:style-name="Tabella25.A2" office:value-type="string">
            <text:p text:style-name="Table_20_Contents">Parola chiave</text:p>
          </table:table-cell>
          <table:table-cell table:style-name="Tabella25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Table_20_Contents">Nome</text:p>
          </table:table-cell>
          <table:table-cell table:style-name="Tabella26.B1" office:value-type="string">
            <text:p text:style-name="P1">Contatta lo Staff</text:p>
          </table:table-cell>
        </table:table-row>
        <table:table-row>
          <table:table-cell table:style-name="Tabella26.A2" office:value-type="string">
            <text:p text:style-name="Table_20_Contents">Codice</text:p>
          </table:table-cell>
          <table:table-cell table:style-name="Tabella26.B2" office:value-type="string">
            <text:p text:style-name="Table_20_Contents">SR26</text:p>
          </table:table-cell>
        </table:table-row>
        <table:table-row>
          <table:table-cell table:style-name="Tabella26.A2" office:value-type="string">
            <text:p text:style-name="Table_20_Contents">Funzionalità</text:p>
          </table:table-cell>
          <table:table-cell table:style-name="Tabella26.B2" office:value-type="string">
            <text:p text:style-name="Table_20_Contents">Consente ad un utente di poter contattare lo staff del sistema</text:p>
          </table:table-cell>
        </table:table-row>
        <table:table-row>
          <table:table-cell table:style-name="Tabella26.A2" office:value-type="string">
            <text:p text:style-name="Table_20_Contents">Origine (stakeholder)</text:p>
          </table:table-cell>
          <table:table-cell table:style-name="Tabella26.B2" office:value-type="string">
            <text:p text:style-name="Table_20_Contents">Utente loggato, utente amministratore</text:p>
          </table:table-cell>
        </table:table-row>
        <table:table-row>
          <table:table-cell table:style-name="Tabella26.A2" office:value-type="string">
            <text:p text:style-name="Table_20_Contents">Priorità</text:p>
          </table:table-cell>
          <table:table-cell table:style-name="Tabella26.B2" office:value-type="string">
            <text:p text:style-name="Table_20_Contents">75/100</text:p>
          </table:table-cell>
        </table:table-row>
        <table:table-row>
          <table:table-cell table:style-name="Tabella26.A2" office:value-type="string">
            <text:p text:style-name="Table_20_Contents">Stato</text:p>
          </table:table-cell>
          <table:table-cell table:style-name="Tabella26.B2" office:value-type="string">
            <text:p text:style-name="Table_20_Contents">Implementato</text:p>
          </table:table-cell>
        </table:table-row>
        <table:table-row>
          <table:table-cell table:style-name="Tabella26.A2" office:value-type="string">
            <text:p text:style-name="Table_20_Contents">Parola chiave</text:p>
          </table:table-cell>
          <table:table-cell table:style-name="Tabella26.B2" office:value-type="string">
            <text:p text:style-name="Table_20_Contents">Should have</text:p>
          </table:table-cell>
        </table:table-row>
      </table:table>
      <text:p text:style-name="Standard"/>
      <text:p text:style-name="Standard"/>
      <text:p text:style-name="Standard"/>
      <table:table table:name="Tabella27" table:style-name="Tabella27">
        <table:table-column table:style-name="Tabella27.A"/>
        <table:table-column table:style-name="Tabella27.B"/>
        <table:table-row>
          <table:table-cell table:style-name="Tabella27.A1" office:value-type="string">
            <text:p text:style-name="Table_20_Contents">Nome</text:p>
          </table:table-cell>
          <table:table-cell table:style-name="Tabella27.B1" office:value-type="string">
            <text:p text:style-name="P1">Gestione Comunicazione tra utenti</text:p>
          </table:table-cell>
        </table:table-row>
        <table:table-row>
          <table:table-cell table:style-name="Tabella27.A2" office:value-type="string">
            <text:p text:style-name="Table_20_Contents">Codice</text:p>
          </table:table-cell>
          <table:table-cell table:style-name="Tabella27.B2" office:value-type="string">
            <text:p text:style-name="Table_20_Contents">SR27</text:p>
          </table:table-cell>
        </table:table-row>
        <table:table-row>
          <table:table-cell table:style-name="Tabella27.A2" office:value-type="string">
            <text:p text:style-name="Table_20_Contents">Funzionalità</text:p>
          </table:table-cell>
          <table:table-cell table:style-name="Tabella27.B2" office:value-type="string">
            <text:p text:style-name="Table_20_Contents">Consente a due utenti registrati di poter comunicare tra loro</text:p>
          </table:table-cell>
        </table:table-row>
        <table:table-row>
          <table:table-cell table:style-name="Tabella27.A2" office:value-type="string">
            <text:p text:style-name="Table_20_Contents">Origine (stakeholder)</text:p>
          </table:table-cell>
          <table:table-cell table:style-name="Tabella27.B2" office:value-type="string">
            <text:p text:style-name="Table_20_Contents">Utente loggato</text:p>
          </table:table-cell>
        </table:table-row>
        <table:table-row>
          <table:table-cell table:style-name="Tabella27.A2" office:value-type="string">
            <text:p text:style-name="Table_20_Contents">Priorità</text:p>
          </table:table-cell>
          <table:table-cell table:style-name="Tabella27.B2" office:value-type="string">
            <text:p text:style-name="Table_20_Contents">90/100</text:p>
          </table:table-cell>
        </table:table-row>
        <table:table-row>
          <table:table-cell table:style-name="Tabella27.A2" office:value-type="string">
            <text:p text:style-name="Table_20_Contents">Stato</text:p>
          </table:table-cell>
          <table:table-cell table:style-name="Tabella27.B2" office:value-type="string">
            <text:p text:style-name="Table_20_Contents">Implementato (Web app)</text:p>
          </table:table-cell>
        </table:table-row>
        <table:table-row>
          <table:table-cell table:style-name="Tabella27.A2" office:value-type="string">
            <text:p text:style-name="Table_20_Contents">Parola chiave</text:p>
          </table:table-cell>
          <table:table-cell table:style-name="Tabella27.B2" office:value-type="string">
            <text:p text:style-name="Table_20_Contents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Table_20_Contents">Nome</text:p>
          </table:table-cell>
          <table:table-cell table:style-name="Tabella28.B1" office:value-type="string">
            <text:p text:style-name="P1">Visualizza preventivo</text:p>
          </table:table-cell>
        </table:table-row>
        <table:table-row>
          <table:table-cell table:style-name="Tabella28.A2" office:value-type="string">
            <text:p text:style-name="Table_20_Contents">Codice</text:p>
          </table:table-cell>
          <table:table-cell table:style-name="Tabella28.B2" office:value-type="string">
            <text:p text:style-name="Table_20_Contents">SR28</text:p>
          </table:table-cell>
        </table:table-row>
        <table:table-row table:style-name="Tabella28.3">
          <table:table-cell table:style-name="Tabella28.A2" office:value-type="string">
            <text:p text:style-name="Table_20_Contents">Funzionalità</text:p>
          </table:table-cell>
          <table:table-cell table:style-name="Tabella28.B2" office:value-type="string">
            <text:p text:style-name="Table_20_Contents">Consente ad un utente di visualizzare un riepilogo dei prezzi (con o senza aggiunta di servizi) in fase di ricerca della locazione desiderata</text:p>
          </table:table-cell>
        </table:table-row>
        <text:soft-page-break/>
        <table:table-row table:style-name="Tabella28.3">
          <table:table-cell table:style-name="Tabella28.A2" office:value-type="string">
            <text:p text:style-name="Table_20_Contents">Origine (stakeholder)</text:p>
          </table:table-cell>
          <table:table-cell table:style-name="Tabella28.B2" office:value-type="string">
            <text:p text:style-name="Table_20_Contents">Utente loggato, utente generico</text:p>
          </table:table-cell>
        </table:table-row>
        <table:table-row>
          <table:table-cell table:style-name="Tabella28.A2" office:value-type="string">
            <text:p text:style-name="Table_20_Contents">Priorità</text:p>
          </table:table-cell>
          <table:table-cell table:style-name="Tabella28.B2" office:value-type="string">
            <text:p text:style-name="Table_20_Contents">25/100</text:p>
          </table:table-cell>
        </table:table-row>
        <table:table-row>
          <table:table-cell table:style-name="Tabella28.A2" office:value-type="string">
            <text:p text:style-name="Table_20_Contents">Stato</text:p>
          </table:table-cell>
          <table:table-cell table:style-name="Tabella28.B2" office:value-type="string">
            <text:p text:style-name="Table_20_Contents">Implementato (Web app)</text:p>
          </table:table-cell>
        </table:table-row>
        <table:table-row>
          <table:table-cell table:style-name="Tabella28.A2" office:value-type="string">
            <text:p text:style-name="Table_20_Contents">Parola chiave</text:p>
          </table:table-cell>
          <table:table-cell table:style-name="Tabella28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Table_20_Contents">Nome</text:p>
          </table:table-cell>
          <table:table-cell table:style-name="Tabella29.B1" office:value-type="string">
            <text:p text:style-name="P1">Inserisci Domanda</text:p>
          </table:table-cell>
        </table:table-row>
        <table:table-row>
          <table:table-cell table:style-name="Tabella29.A2" office:value-type="string">
            <text:p text:style-name="Table_20_Contents">Codice</text:p>
          </table:table-cell>
          <table:table-cell table:style-name="Tabella29.B2" office:value-type="string">
            <text:p text:style-name="Table_20_Contents">SR29</text:p>
          </table:table-cell>
        </table:table-row>
        <table:table-row table:style-name="Tabella29.3">
          <table:table-cell table:style-name="Tabella29.A2" office:value-type="string">
            <text:p text:style-name="Table_20_Contents">Funzionalità</text:p>
          </table:table-cell>
          <table:table-cell table:style-name="Tabella29.B2" office:value-type="string">
            <text:p text:style-name="Table_20_Contents">Consente ad un utente loggato di porre nuove domande <text:s/>circa la navigazione e comprensione del sito.</text:p>
            <text:p text:style-name="Table_20_Contents"/>
          </table:table-cell>
        </table:table-row>
        <table:table-row>
          <table:table-cell table:style-name="Tabella29.A2" office:value-type="string">
            <text:p text:style-name="Table_20_Contents">Origine (stakeholder)</text:p>
          </table:table-cell>
          <table:table-cell table:style-name="Tabella29.B2" office:value-type="string">
            <text:p text:style-name="Table_20_Contents">Utente</text:p>
          </table:table-cell>
        </table:table-row>
        <table:table-row>
          <table:table-cell table:style-name="Tabella29.A2" office:value-type="string">
            <text:p text:style-name="Table_20_Contents">Priorità</text:p>
          </table:table-cell>
          <table:table-cell table:style-name="Tabella29.B2" office:value-type="string">
            <text:p text:style-name="Table_20_Contents">25/100</text:p>
          </table:table-cell>
        </table:table-row>
        <table:table-row>
          <table:table-cell table:style-name="Tabella29.A2" office:value-type="string">
            <text:p text:style-name="Table_20_Contents">Stato</text:p>
          </table:table-cell>
          <table:table-cell table:style-name="Tabella29.B2" office:value-type="string">
            <text:p text:style-name="Table_20_Contents">Implementato (Web app)</text:p>
          </table:table-cell>
        </table:table-row>
        <table:table-row>
          <table:table-cell table:style-name="Tabella29.A2" office:value-type="string">
            <text:p text:style-name="Table_20_Contents">Parola chiave</text:p>
          </table:table-cell>
          <table:table-cell table:style-name="Tabella29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30" table:style-name="Tabella30">
        <table:table-column table:style-name="Tabella30.A"/>
        <table:table-column table:style-name="Tabella30.B"/>
        <table:table-row>
          <table:table-cell table:style-name="Tabella30.A1" office:value-type="string">
            <text:p text:style-name="Table_20_Contents">Nome</text:p>
          </table:table-cell>
          <table:table-cell table:style-name="Tabella30.B1" office:value-type="string">
            <text:p text:style-name="P1">Rispondi/Rimuovi Domande Utenti</text:p>
          </table:table-cell>
        </table:table-row>
        <table:table-row>
          <table:table-cell table:style-name="Tabella30.A2" office:value-type="string">
            <text:p text:style-name="Table_20_Contents">Codice</text:p>
          </table:table-cell>
          <table:table-cell table:style-name="Tabella30.B2" office:value-type="string">
            <text:p text:style-name="Table_20_Contents">SR30</text:p>
          </table:table-cell>
        </table:table-row>
        <table:table-row table:style-name="Tabella30.3">
          <table:table-cell table:style-name="Tabella30.A2" office:value-type="string">
            <text:p text:style-name="Table_20_Contents">Funzionalità</text:p>
          </table:table-cell>
          <table:table-cell table:style-name="Tabella30.B2" office:value-type="string">
            <text:p text:style-name="Table_20_Contents">Consente ad un amministratore del sistema di rispondere alle domande degli utenti o di eliminarle.</text:p>
          </table:table-cell>
        </table:table-row>
        <table:table-row>
          <table:table-cell table:style-name="Tabella30.A2" office:value-type="string">
            <text:p text:style-name="Table_20_Contents">Origine (stakeholder)</text:p>
          </table:table-cell>
          <table:table-cell table:style-name="Tabella30.B2" office:value-type="string">
            <text:p text:style-name="Table_20_Contents">Utente, amministratore</text:p>
          </table:table-cell>
        </table:table-row>
        <table:table-row>
          <table:table-cell table:style-name="Tabella30.A2" office:value-type="string">
            <text:p text:style-name="Table_20_Contents">Priorità</text:p>
          </table:table-cell>
          <table:table-cell table:style-name="Tabella30.B2" office:value-type="string">
            <text:p text:style-name="Table_20_Contents">25/100</text:p>
          </table:table-cell>
        </table:table-row>
        <table:table-row>
          <table:table-cell table:style-name="Tabella30.A2" office:value-type="string">
            <text:p text:style-name="Table_20_Contents">Stato</text:p>
          </table:table-cell>
          <table:table-cell table:style-name="Tabella30.B2" office:value-type="string">
            <text:p text:style-name="Table_20_Contents">Implementato (Standalone)</text:p>
          </table:table-cell>
        </table:table-row>
        <table:table-row>
          <table:table-cell table:style-name="Tabella30.A2" office:value-type="string">
            <text:p text:style-name="Table_20_Contents">Parola chiave</text:p>
          </table:table-cell>
          <table:table-cell table:style-name="Tabella30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31" table:style-name="Tabella31">
        <table:table-column table:style-name="Tabella31.A"/>
        <table:table-column table:style-name="Tabella31.B"/>
        <table:table-row>
          <table:table-cell table:style-name="Tabella31.A1" office:value-type="string">
            <text:p text:style-name="Table_20_Contents">Nome</text:p>
          </table:table-cell>
          <table:table-cell table:style-name="Tabella31.B1" office:value-type="string">
            <text:p text:style-name="P1">Ricerca per tipo locazione</text:p>
          </table:table-cell>
        </table:table-row>
        <table:table-row>
          <table:table-cell table:style-name="Tabella31.A2" office:value-type="string">
            <text:p text:style-name="Table_20_Contents">Codice</text:p>
          </table:table-cell>
          <table:table-cell table:style-name="Tabella31.B2" office:value-type="string">
            <text:p text:style-name="Table_20_Contents">SR31</text:p>
          </table:table-cell>
        </table:table-row>
        <table:table-row table:style-name="Tabella31.3">
          <table:table-cell table:style-name="Tabella31.A2" office:value-type="string">
            <text:p text:style-name="Table_20_Contents">Funzionalità</text:p>
          </table:table-cell>
          <table:table-cell table:style-name="Tabella31.B2" office:value-type="string">
            <text:p text:style-name="Table_20_Contents">Consente ad un utente registrato di ricercare locazioni all'interno del sistema in base al tipo di locazione oltre ai parametri del requisito SR09(Ricerca locazioni).</text:p>
          </table:table-cell>
        </table:table-row>
        <table:table-row>
          <table:table-cell table:style-name="Tabella31.A2" office:value-type="string">
            <text:p text:style-name="Table_20_Contents">Origine (stakeholder)</text:p>
          </table:table-cell>
          <table:table-cell table:style-name="Tabella31.B2" office:value-type="string">
            <text:p text:style-name="Table_20_Contents">Utente loggato</text:p>
          </table:table-cell>
        </table:table-row>
        <text:soft-page-break/>
        <table:table-row>
          <table:table-cell table:style-name="Tabella31.A2" office:value-type="string">
            <text:p text:style-name="Table_20_Contents">Priorità</text:p>
          </table:table-cell>
          <table:table-cell table:style-name="Tabella31.B2" office:value-type="string">
            <text:p text:style-name="Table_20_Contents">25/100</text:p>
          </table:table-cell>
        </table:table-row>
        <table:table-row>
          <table:table-cell table:style-name="Tabella31.A2" office:value-type="string">
            <text:p text:style-name="Table_20_Contents">Stato</text:p>
          </table:table-cell>
          <table:table-cell table:style-name="Tabella31.B2" office:value-type="string">
            <text:p text:style-name="Table_20_Contents">Implementato (Web app)</text:p>
          </table:table-cell>
        </table:table-row>
        <table:table-row>
          <table:table-cell table:style-name="Tabella31.A2" office:value-type="string">
            <text:p text:style-name="Table_20_Contents">Parola chiave</text:p>
          </table:table-cell>
          <table:table-cell table:style-name="Tabella31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32" table:style-name="Tabella32">
        <table:table-column table:style-name="Tabella32.A"/>
        <table:table-column table:style-name="Tabella32.B"/>
        <table:table-row>
          <table:table-cell table:style-name="Tabella32.A1" office:value-type="string">
            <text:p text:style-name="Table_20_Contents">Nome</text:p>
          </table:table-cell>
          <table:table-cell table:style-name="Tabella32.B1" office:value-type="string">
            <text:p text:style-name="P1">Ricerca per tipo locazione avanzata</text:p>
          </table:table-cell>
        </table:table-row>
        <table:table-row>
          <table:table-cell table:style-name="Tabella32.A2" office:value-type="string">
            <text:p text:style-name="Table_20_Contents">Codice</text:p>
          </table:table-cell>
          <table:table-cell table:style-name="Tabella32.B2" office:value-type="string">
            <text:p text:style-name="Table_20_Contents">SR32</text:p>
          </table:table-cell>
        </table:table-row>
        <table:table-row table:style-name="Tabella32.3">
          <table:table-cell table:style-name="Tabella32.A2" office:value-type="string">
            <text:p text:style-name="Table_20_Contents">Funzionalità</text:p>
          </table:table-cell>
          <table:table-cell table:style-name="Tabella32.B2" office:value-type="string">
            <text:p text:style-name="Table_20_Contents">Consente ad un utente registrato di ricercare locazioni all'interno del sistema in base a caratteristiche specifiche per il tipo di locazione oltre ai parametri del requisito SR30(Ricerca per tipo locazione)</text:p>
          </table:table-cell>
        </table:table-row>
        <table:table-row>
          <table:table-cell table:style-name="Tabella32.A2" office:value-type="string">
            <text:p text:style-name="Table_20_Contents">Origine (stakeholder)</text:p>
          </table:table-cell>
          <table:table-cell table:style-name="Tabella32.B2" office:value-type="string">
            <text:p text:style-name="Table_20_Contents">Utente loggato</text:p>
          </table:table-cell>
        </table:table-row>
        <table:table-row>
          <table:table-cell table:style-name="Tabella32.A2" office:value-type="string">
            <text:p text:style-name="Table_20_Contents">Priorità</text:p>
          </table:table-cell>
          <table:table-cell table:style-name="Tabella32.B2" office:value-type="string">
            <text:p text:style-name="Table_20_Contents">25/100</text:p>
          </table:table-cell>
        </table:table-row>
        <table:table-row>
          <table:table-cell table:style-name="Tabella32.A2" office:value-type="string">
            <text:p text:style-name="Table_20_Contents">Stato</text:p>
          </table:table-cell>
          <table:table-cell table:style-name="Tabella32.B2" office:value-type="string">
            <text:p text:style-name="Table_20_Contents">Implementato (Web app)</text:p>
          </table:table-cell>
        </table:table-row>
        <table:table-row>
          <table:table-cell table:style-name="Tabella32.A2" office:value-type="string">
            <text:p text:style-name="Table_20_Contents">Parola chiave</text:p>
          </table:table-cell>
          <table:table-cell table:style-name="Tabella32.B2" office:value-type="string">
            <text:p text:style-name="Table_20_Contents">Should <text:s/>have</text:p>
          </table:table-cell>
        </table:table-row>
      </table:table>
      <text:p text:style-name="Standard"/>
      <text:p text:style-name="Standard"/>
      <text:p text:style-name="Standard"/>
      <table:table table:name="Tabella33" table:style-name="Tabella33">
        <table:table-column table:style-name="Tabella33.A"/>
        <table:table-column table:style-name="Tabella33.B"/>
        <table:table-row>
          <table:table-cell table:style-name="Tabella33.A1" office:value-type="string">
            <text:p text:style-name="Table_20_Contents">Nome</text:p>
          </table:table-cell>
          <table:table-cell table:style-name="Tabella33.B1" office:value-type="string">
            <text:p text:style-name="P1">Rimuovi utente web app</text:p>
          </table:table-cell>
        </table:table-row>
        <table:table-row>
          <table:table-cell table:style-name="Tabella33.A2" office:value-type="string">
            <text:p text:style-name="Table_20_Contents">Codice</text:p>
          </table:table-cell>
          <table:table-cell table:style-name="Tabella33.B2" office:value-type="string">
            <text:p text:style-name="Table_20_Contents">SR33</text:p>
          </table:table-cell>
        </table:table-row>
        <table:table-row>
          <table:table-cell table:style-name="Tabella33.A2" office:value-type="string">
            <text:p text:style-name="Table_20_Contents">Funzionalità</text:p>
          </table:table-cell>
          <table:table-cell table:style-name="Tabella33.B2" office:value-type="string">
            <text:p text:style-name="Table_20_Contents">Consente ad un amministratore di rimuovere un utente della Web app</text:p>
          </table:table-cell>
        </table:table-row>
        <table:table-row>
          <table:table-cell table:style-name="Tabella33.A2" office:value-type="string">
            <text:p text:style-name="Table_20_Contents">Origine (stakeholder)</text:p>
          </table:table-cell>
          <table:table-cell table:style-name="Tabella33.B2" office:value-type="string">
            <text:p text:style-name="Table_20_Contents">Utente amministratore</text:p>
          </table:table-cell>
        </table:table-row>
        <table:table-row>
          <table:table-cell table:style-name="Tabella33.A2" office:value-type="string">
            <text:p text:style-name="Table_20_Contents">Priorità</text:p>
          </table:table-cell>
          <table:table-cell table:style-name="Tabella33.B2" office:value-type="string">
            <text:p text:style-name="Table_20_Contents">80/100</text:p>
          </table:table-cell>
        </table:table-row>
        <table:table-row>
          <table:table-cell table:style-name="Tabella33.A2" office:value-type="string">
            <text:p text:style-name="Table_20_Contents">Stato</text:p>
          </table:table-cell>
          <table:table-cell table:style-name="Tabella33.B2" office:value-type="string">
            <text:p text:style-name="Table_20_Contents">Implementato (Standalone app)</text:p>
          </table:table-cell>
        </table:table-row>
        <table:table-row>
          <table:table-cell table:style-name="Tabella33.A2" office:value-type="string">
            <text:p text:style-name="Table_20_Contents">Parola chiave</text:p>
          </table:table-cell>
          <table:table-cell table:style-name="Tabella33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34" table:style-name="Tabella34">
        <table:table-column table:style-name="Tabella34.A"/>
        <table:table-column table:style-name="Tabella34.B"/>
        <table:table-row>
          <table:table-cell table:style-name="Tabella34.A1" office:value-type="string">
            <text:p text:style-name="Table_20_Contents">Nome</text:p>
          </table:table-cell>
          <table:table-cell table:style-name="Tabella34.B1" office:value-type="string">
            <text:p text:style-name="P1">Rimuovi dati utente web app</text:p>
          </table:table-cell>
        </table:table-row>
        <table:table-row>
          <table:table-cell table:style-name="Tabella34.A2" office:value-type="string">
            <text:p text:style-name="Table_20_Contents">Codice</text:p>
          </table:table-cell>
          <table:table-cell table:style-name="Tabella34.B2" office:value-type="string">
            <text:p text:style-name="Table_20_Contents">SR34</text:p>
          </table:table-cell>
        </table:table-row>
        <table:table-row>
          <table:table-cell table:style-name="Tabella34.A2" office:value-type="string">
            <text:p text:style-name="Table_20_Contents">Funzionalità</text:p>
          </table:table-cell>
          <table:table-cell table:style-name="Tabella34.B2" office:value-type="string">
            <text:p text:style-name="Table_20_Contents">Consente ad un amministratore di rimuovere i dati di un utente della Web app, quindi verranno rimosse sia le locazioni proprie dell’utente, sia le prenotazioni effettuate per le sue locazioni e anche le prenotazioni effettuate dall’utente in <text:soft-page-break/>altre locazioni.</text:p>
          </table:table-cell>
        </table:table-row>
        <table:table-row>
          <table:table-cell table:style-name="Tabella34.A2" office:value-type="string">
            <text:p text:style-name="Table_20_Contents">Origine (stakeholder)</text:p>
          </table:table-cell>
          <table:table-cell table:style-name="Tabella34.B2" office:value-type="string">
            <text:p text:style-name="Table_20_Contents">Utente amministratore</text:p>
          </table:table-cell>
        </table:table-row>
        <table:table-row>
          <table:table-cell table:style-name="Tabella34.A2" office:value-type="string">
            <text:p text:style-name="Table_20_Contents">Priorità</text:p>
          </table:table-cell>
          <table:table-cell table:style-name="Tabella34.B2" office:value-type="string">
            <text:p text:style-name="Table_20_Contents">80/100</text:p>
          </table:table-cell>
        </table:table-row>
        <table:table-row>
          <table:table-cell table:style-name="Tabella34.A2" office:value-type="string">
            <text:p text:style-name="Table_20_Contents">Stato</text:p>
          </table:table-cell>
          <table:table-cell table:style-name="Tabella34.B2" office:value-type="string">
            <text:p text:style-name="Table_20_Contents">Implementato (Standalone app)</text:p>
          </table:table-cell>
        </table:table-row>
        <table:table-row>
          <table:table-cell table:style-name="Tabella34.A2" office:value-type="string">
            <text:p text:style-name="Table_20_Contents">Parola chiave</text:p>
          </table:table-cell>
          <table:table-cell table:style-name="Tabella34.B2" office:value-type="string">
            <text:p text:style-name="Table_20_Contents">Must <text:s/>have</text:p>
          </table:table-cell>
        </table:table-row>
      </table:table>
      <text:p text:style-name="Standard"/>
      <text:p text:style-name="Standard"/>
      <text:p text:style-name="P4"/>
      <table:table table:name="Tabella35" table:style-name="Tabella35">
        <table:table-column table:style-name="Tabella35.A"/>
        <table:table-column table:style-name="Tabella35.B"/>
        <table:table-row>
          <table:table-cell table:style-name="Tabella35.A1" office:value-type="string">
            <text:p text:style-name="P3">Nome</text:p>
          </table:table-cell>
          <table:table-cell table:style-name="Tabella35.B1" office:value-type="string">
            <text:p text:style-name="P2">Inserisci recensione</text:p>
          </table:table-cell>
        </table:table-row>
        <table:table-row>
          <table:table-cell table:style-name="Tabella35.A2" office:value-type="string">
            <text:p text:style-name="P3">Codice</text:p>
          </table:table-cell>
          <table:table-cell table:style-name="Tabella35.B2" office:value-type="string">
            <text:p text:style-name="P3">SR<text:span text:style-name="T1">35</text:span></text:p>
          </table:table-cell>
        </table:table-row>
        <table:table-row>
          <table:table-cell table:style-name="Tabella35.A2" office:value-type="string">
            <text:p text:style-name="P3">Funzionalità</text:p>
          </table:table-cell>
          <table:table-cell table:style-name="Tabella35.B2" office:value-type="string">
            <text:p text:style-name="P3">Consente a<text:span text:style-name="T1">d un utente loggato di recensire una locazione</text:span></text:p>
          </table:table-cell>
        </table:table-row>
        <table:table-row>
          <table:table-cell table:style-name="Tabella35.A2" office:value-type="string">
            <text:p text:style-name="P3">Origine (stakeholder)</text:p>
          </table:table-cell>
          <table:table-cell table:style-name="Tabella35.B2" office:value-type="string">
            <text:p text:style-name="P3">Utente loggato</text:p>
          </table:table-cell>
        </table:table-row>
        <table:table-row>
          <table:table-cell table:style-name="Tabella35.A2" office:value-type="string">
            <text:p text:style-name="P3">Priorità</text:p>
          </table:table-cell>
          <table:table-cell table:style-name="Tabella35.B2" office:value-type="string">
            <text:p text:style-name="P3"><text:span text:style-name="T1">40</text:span>/100</text:p>
          </table:table-cell>
        </table:table-row>
        <table:table-row>
          <table:table-cell table:style-name="Tabella35.A2" office:value-type="string">
            <text:p text:style-name="P3">Stato</text:p>
          </table:table-cell>
          <table:table-cell table:style-name="Tabella35.B2" office:value-type="string">
            <text:p text:style-name="P3">Implementato (Web app)</text:p>
          </table:table-cell>
        </table:table-row>
        <table:table-row>
          <table:table-cell table:style-name="Tabella35.A2" office:value-type="string">
            <text:p text:style-name="P3">Parola chiave</text:p>
          </table:table-cell>
          <table:table-cell table:style-name="Tabella35.B2" office:value-type="string">
            <text:p text:style-name="P3">Should have</text:p>
          </table:table-cell>
        </table:table-row>
      </table:table>
      <text:p text:style-name="P4"/>
      <text:p text:style-name="P4"/>
      <table:table table:name="Tabella36" table:style-name="Tabella36">
        <table:table-column table:style-name="Tabella36.A"/>
        <table:table-column table:style-name="Tabella36.B"/>
        <table:table-row>
          <table:table-cell table:style-name="Tabella36.A1" office:value-type="string">
            <text:p text:style-name="P3">Nome</text:p>
          </table:table-cell>
          <table:table-cell table:style-name="Tabella36.B1" office:value-type="string">
            <text:p text:style-name="P2">Visualizza recensione</text:p>
          </table:table-cell>
        </table:table-row>
        <table:table-row>
          <table:table-cell table:style-name="Tabella36.A2" office:value-type="string">
            <text:p text:style-name="P3">Codice</text:p>
          </table:table-cell>
          <table:table-cell table:style-name="Tabella36.B2" office:value-type="string">
            <text:p text:style-name="P3">SR<text:span text:style-name="T1">36</text:span></text:p>
          </table:table-cell>
        </table:table-row>
        <table:table-row>
          <table:table-cell table:style-name="Tabella36.A2" office:value-type="string">
            <text:p text:style-name="P3">Funzionalità</text:p>
          </table:table-cell>
          <table:table-cell table:style-name="Tabella36.B2" office:value-type="string">
            <text:p text:style-name="P3">Consente a<text:span text:style-name="T1">d un utente loggato di visualizzare le recensioni associate ad una locazione</text:span></text:p>
          </table:table-cell>
        </table:table-row>
        <table:table-row>
          <table:table-cell table:style-name="Tabella36.A2" office:value-type="string">
            <text:p text:style-name="P3">Origine (stakeholder)</text:p>
          </table:table-cell>
          <table:table-cell table:style-name="Tabella36.B2" office:value-type="string">
            <text:p text:style-name="P3">Utente loggato</text:p>
          </table:table-cell>
        </table:table-row>
        <table:table-row>
          <table:table-cell table:style-name="Tabella36.A2" office:value-type="string">
            <text:p text:style-name="P3">Priorità</text:p>
          </table:table-cell>
          <table:table-cell table:style-name="Tabella36.B2" office:value-type="string">
            <text:p text:style-name="P3"><text:span text:style-name="T1">40</text:span>/100</text:p>
          </table:table-cell>
        </table:table-row>
        <table:table-row>
          <table:table-cell table:style-name="Tabella36.A2" office:value-type="string">
            <text:p text:style-name="P3">Stato</text:p>
          </table:table-cell>
          <table:table-cell table:style-name="Tabella36.B2" office:value-type="string">
            <text:p text:style-name="P3">Implementato (Web app)</text:p>
          </table:table-cell>
        </table:table-row>
        <table:table-row>
          <table:table-cell table:style-name="Tabella36.A2" office:value-type="string">
            <text:p text:style-name="P3">Parola chiave</text:p>
          </table:table-cell>
          <table:table-cell table:style-name="Tabella36.B2" office:value-type="string">
            <text:p text:style-name="P3">Should hav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02-20T10:19:00Z</meta:creation-date>
    <dc:date>2017-02-10T15:59:14.162758120</dc:date>
    <meta:editing-cycles>32</meta:editing-cycles>
    <meta:editing-duration>PT5H37M1S</meta:editing-duration>
    <meta:document-statistic meta:table-count="36" meta:image-count="0" meta:object-count="0" meta:page-count="12" meta:paragraph-count="506" meta:word-count="1365" meta:character-count="9689" meta:non-whitespace-character-count="8794"/>
    <meta:template xlink:type="simple" xlink:actuate="onRequest" xlink:title="" xlink:href="Normal"/>
  </office:meta>
</office:document-meta>
</file>